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">
      <style:table-properties style:width="25.7cm" style:page-number="auto" fo:break-before="auto" fo:break-after="auto" table:align="margins"/>
    </style:style>
    <style:style style:name="Таблица1.A" style:family="table-column">
      <style:table-column-properties style:column-width="5.179cm" style:rel-column-width="13205*"/>
    </style:style>
    <style:style style:name="Таблица1.B" style:family="table-column">
      <style:table-column-properties style:column-width="5.103cm" style:rel-column-width="13012*"/>
    </style:style>
    <style:style style:name="Таблица1.C" style:family="table-column">
      <style:table-column-properties style:column-width="7.2cm" style:rel-column-width="18360*"/>
    </style:style>
    <style:style style:name="Таблица1.D" style:family="table-column">
      <style:table-column-properties style:column-width="8.218cm" style:rel-column-width="20958*"/>
    </style:style>
    <style:style style:name="Таблица1.A1" style:family="table-cell">
      <style:table-cell-properties fo:padding="0cm" fo:border="none" style:writing-mode="page"/>
    </style:style>
    <style:style style:name="Таблица1.3" style:family="table-row">
      <style:table-row-properties style:min-row-height="9.16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 style:master-page-name="">
      <loext:graphic-properties draw:fill="none"/>
      <style:paragraph-properties fo:margin-left="18.5cm" fo:margin-right="0cm" fo:text-indent="0cm" style:auto-text-indent="false" style:page-number="auto" fo:background-color="transparent"/>
      <style:text-properties fo:font-size="14pt" officeooo:rsid="0002bea9" officeooo:paragraph-rsid="0002bea9" style:font-size-asian="14pt" style:font-size-complex="14pt"/>
    </style:style>
    <style:style style:name="P3" style:family="paragraph" style:parent-style-name="Standard">
      <loext:graphic-properties draw:fill="none"/>
      <style:paragraph-properties fo:margin-left="18.5cm" fo:margin-right="0cm" fo:text-indent="0cm" style:auto-text-indent="false" fo:background-color="transparent"/>
      <style:text-properties fo:font-size="14pt" officeooo:rsid="0002bea9" officeooo:paragraph-rsid="0002bea9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size="14pt" officeooo:rsid="0002bea9" officeooo:paragraph-rsid="0002bea9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officeooo:rsid="0002bea9" officeooo:paragraph-rsid="0002bea9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fo:font-style="italic" style:text-underline-style="solid" style:text-underline-width="auto" style:text-underline-color="font-color" officeooo:rsid="0002bea9" officeooo:paragraph-rsid="0002bea9" style:font-size-asian="14pt" style:font-style-asian="italic" style:font-size-complex="14pt" style:font-style-complex="italic"/>
    </style:style>
    <style:style style:name="P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fo:font-style="italic" style:text-underline-style="solid" style:text-underline-width="auto" style:text-underline-color="font-color" officeooo:rsid="0002bea9" officeooo:paragraph-rsid="00050fbb" style:font-size-asian="14pt" style:font-style-asian="italic" style:font-size-complex="14pt" style:font-style-complex="italic"/>
    </style:style>
    <style:style style:name="P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auto" fo:break-after="auto" fo:background-color="transparent"/>
      <style:text-properties fo:font-size="14pt" fo:font-style="italic" style:text-underline-style="solid" style:text-underline-width="auto" style:text-underline-color="font-color" officeooo:rsid="0002bea9" officeooo:paragraph-rsid="00050fbb" style:font-size-asian="14pt" style:font-style-asian="italic" style:font-size-complex="14pt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02bea9" officeooo:paragraph-rsid="0002bea9" style:font-size-asian="12pt" style:font-size-complex="12pt"/>
    </style:style>
    <style:style style:name="P10" style:family="paragraph" style:parent-style-name="Table_20_Contents">
      <loext:graphic-properties draw:fill="none"/>
      <style:paragraph-properties fo:margin-left="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11" style:family="paragraph" style:parent-style-name="Table_20_Contents">
      <loext:graphic-properties draw:fill="none"/>
      <style:paragraph-properties fo:margin-left="0.101cm" fo:margin-right="0.101cm" fo:text-align="center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12" style:family="paragraph" style:parent-style-name="Table_20_Contents">
      <loext:graphic-properties draw:fill="none"/>
      <style:paragraph-properties fo:margin-left="0.101cm" fo:margin-right="0.101cm" fo:text-align="justify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13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14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050fbb" officeooo:paragraph-rsid="00050fbb" style:font-size-asian="12pt" style:font-size-complex="12pt"/>
    </style:style>
    <style:style style:name="P15" style:family="paragraph" style:parent-style-name="Table_20_Contents">
      <loext:graphic-properties draw:fill="none"/>
      <style:paragraph-properties fo:margin-left="0.101cm" fo:margin-right="0.101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0826da" officeooo:paragraph-rsid="000826da" style:font-size-asian="12pt" style:font-weight-asian="bold" style:font-size-complex="12pt" style:font-weight-complex="bold"/>
    </style:style>
    <style:style style:name="P16" style:family="paragraph" style:parent-style-name="Table_20_Contents">
      <loext:graphic-properties draw:fill="none"/>
      <style:paragraph-properties fo:margin-left="0.101cm" fo:margin-right="0.101cm" fo:text-align="center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071f40" officeooo:paragraph-rsid="00071f40" style:font-size-asian="12pt" style:font-weight-asian="bold" style:font-size-complex="12pt" style:font-weight-complex="bold"/>
    </style:style>
    <style:style style:name="P17" style:family="paragraph" style:parent-style-name="Table_20_Contents">
      <loext:graphic-properties draw:fill="none"/>
      <style:paragraph-properties fo:margin-left="0.101cm" fo:margin-right="0.101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normal" officeooo:rsid="000826da" officeooo:paragraph-rsid="000826da" style:font-size-asian="12pt" style:font-weight-asian="normal" style:font-size-complex="12pt" style:font-weight-complex="normal"/>
    </style:style>
    <style:style style:name="P18" style:family="paragraph" style:parent-style-name="Table_20_Contents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c06cd" officeooo:paragraph-rsid="000c06cd" style:font-size-asian="12pt" style:font-weight-asian="normal" style:font-size-complex="12pt" style:font-weight-complex="normal"/>
    </style:style>
    <style:style style:name="P19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0eb858" style:font-size-asian="12pt" style:font-weight-asian="normal" style:font-size-complex="12pt" style:font-weight-complex="normal"/>
    </style:style>
    <style:style style:name="P20" style:family="paragraph" style:parent-style-name="Table_20_Contents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d72b3" officeooo:paragraph-rsid="000d72b3" style:font-size-asian="12pt" style:font-weight-asian="bold" style:font-size-complex="12pt" style:font-weight-complex="bold"/>
    </style:style>
    <style:style style:name="P21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0eb858" style:font-size-asian="12pt" style:font-weight-asian="bold" style:font-size-complex="12pt" style:font-weight-complex="bold"/>
    </style:style>
    <style:style style:name="P22" style:family="paragraph" style:parent-style-name="Table_20_Contents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d72b3" officeooo:paragraph-rsid="000d72b3" style:font-size-asian="12pt" style:font-weight-asian="normal" style:font-size-complex="12pt" style:font-weight-complex="normal"/>
    </style:style>
    <style:style style:name="P23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0eb858" style:font-size-asian="12pt" style:font-weight-asian="normal" style:font-size-complex="12pt" style:font-weight-complex="normal"/>
    </style:style>
    <style:style style:name="P24" style:family="paragraph" style:parent-style-name="Table_20_Contents" style:list-style-name="L1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font-size="12pt" style:text-underline-style="none" fo:font-weight="normal" officeooo:rsid="0009ca2d" officeooo:paragraph-rsid="0009ca2d" style:font-size-asian="12pt" style:font-weight-asian="normal" style:font-size-complex="12pt" style:font-weight-complex="normal"/>
    </style:style>
    <style:style style:name="P25" style:family="paragraph" style:parent-style-name="Table_20_Contents" style:list-style-name="L1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font-size="12pt" style:text-underline-style="none" fo:font-weight="normal" officeooo:rsid="000ba77e" officeooo:paragraph-rsid="000ba77e" style:font-size-asian="12pt" style:font-weight-asian="normal" style:font-size-complex="12pt" style:font-weight-complex="normal"/>
    </style:style>
    <style:style style:name="P26" style:family="paragraph" style:parent-style-name="Table_20_Contents" style:list-style-name="L1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style:text-underline-style="none" fo:font-weight="normal" officeooo:rsid="000ba77e" officeooo:paragraph-rsid="000ba77e" style:font-size-asian="12pt" style:font-weight-asian="normal" style:font-size-complex="12pt" style:font-weight-complex="normal"/>
    </style:style>
    <style:style style:name="P27" style:family="paragraph" style:parent-style-name="Table_20_Contents" style:list-style-name="L1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style:text-underline-style="none" fo:font-weight="normal" officeooo:rsid="000c06cd" officeooo:paragraph-rsid="000c06cd" style:font-size-asian="12pt" style:font-weight-asian="normal" style:font-size-complex="12pt" style:font-weight-complex="normal"/>
    </style:style>
    <style:style style:name="P28" style:family="paragraph" style:parent-style-name="Table_20_Contents" style:list-style-name="L8">
      <loext:graphic-properties draw:fill="none"/>
      <style:paragraph-properties fo:margin-left="0.101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none" fo:font-weight="normal" officeooo:rsid="0010f312" officeooo:paragraph-rsid="0010f312" style:font-size-asian="12pt" style:font-weight-asian="normal" style:font-size-complex="12pt" style:font-weight-complex="normal"/>
    </style:style>
    <style:style style:name="P29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none" fo:font-weight="normal" officeooo:rsid="0010f312" officeooo:paragraph-rsid="0017348d" style:font-size-asian="12pt" style:font-weight-asian="normal" style:font-size-complex="12pt" style:font-weight-complex="normal"/>
    </style:style>
    <style:style style:name="P30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none" fo:font-weight="normal" officeooo:rsid="0010f312" officeooo:paragraph-rsid="0022f897" style:font-size-asian="12pt" style:font-weight-asian="normal" style:font-size-complex="12pt" style:font-weight-complex="normal"/>
    </style:style>
    <style:style style:name="P31" style:family="paragraph" style:parent-style-name="Table_20_Contents" style:list-style-name="L8">
      <loext:graphic-properties draw:fill="none"/>
      <style:paragraph-properties fo:margin-left="0.101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none" fo:font-weight="normal" officeooo:rsid="0010f312" officeooo:paragraph-rsid="0027e4cf" style:font-size-asian="12pt" style:font-weight-asian="normal" style:font-size-complex="12pt" style:font-weight-complex="normal"/>
    </style:style>
    <style:style style:name="P32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none" fo:font-weight="normal" officeooo:rsid="0010f312" officeooo:paragraph-rsid="0022f897" style:font-size-asian="12pt" style:font-weight-asian="normal" style:font-size-complex="12pt" style:font-weight-complex="normal"/>
    </style:style>
    <style:style style:name="P33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none" fo:font-weight="normal" officeooo:rsid="0017348d" officeooo:paragraph-rsid="0017348d" style:font-size-asian="12pt" style:font-weight-asian="normal" style:font-size-complex="12pt" style:font-weight-complex="normal"/>
    </style:style>
    <style:style style:name="P34" style:family="paragraph" style:parent-style-name="Table_20_Contents" style:list-style-name="L8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none" fo:font-weight="normal" officeooo:rsid="0017348d" officeooo:paragraph-rsid="0022f897" style:font-size-asian="12pt" style:font-weight-asian="normal" style:font-size-complex="12pt" style:font-weight-complex="normal"/>
    </style:style>
    <style:style style:name="P35" style:family="paragraph" style:parent-style-name="Table_20_Contents">
      <loext:graphic-properties draw:fill="none"/>
      <style:paragraph-properties fo:margin-left="0.101cm" fo:margin-right="0cm" fo:text-align="start" style:justify-single-word="false" fo:orphans="0" fo:widows="0" fo:text-indent="0.199cm" style:auto-text-indent="false" fo:background-color="transparent" text:number-lines="false" text:line-number="0"/>
      <style:text-properties fo:font-size="12pt" style:text-underline-style="none" fo:font-weight="bold" officeooo:rsid="0015ab4e" officeooo:paragraph-rsid="0015ab4e" style:font-size-asian="12pt" style:font-weight-asian="bold" style:font-size-complex="12pt" style:font-weight-complex="bold"/>
    </style:style>
    <style:style style:name="P36" style:family="paragraph" style:parent-style-name="Table_20_Contents" style:list-style-name="L1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c06cd" officeooo:paragraph-rsid="000c06cd" style:font-size-asian="12pt" style:font-weight-asian="normal" style:font-size-complex="12pt" style:font-weight-complex="normal"/>
    </style:style>
    <style:style style:name="P37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d72b3" officeooo:paragraph-rsid="000d72b3" style:font-size-asian="12pt" style:font-weight-asian="normal" style:font-size-complex="12pt" style:font-weight-complex="normal"/>
    </style:style>
    <style:style style:name="P38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d72b3" officeooo:paragraph-rsid="00141e8f" style:font-size-asian="12pt" style:font-weight-asian="normal" style:font-size-complex="12pt" style:font-weight-complex="normal"/>
    </style:style>
    <style:style style:name="P39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d72b3" officeooo:paragraph-rsid="0017477b" style:font-size-asian="12pt" style:font-weight-asian="normal" style:font-size-complex="12pt" style:font-weight-complex="normal"/>
    </style:style>
    <style:style style:name="P40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d72b3" officeooo:paragraph-rsid="0023f9c3" style:font-size-asian="12pt" style:font-weight-asian="normal" style:font-size-complex="12pt" style:font-weight-complex="normal"/>
    </style:style>
    <style:style style:name="P41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d72b3" officeooo:paragraph-rsid="002df1b2" style:font-size-asian="12pt" style:font-weight-asian="normal" style:font-size-complex="12pt" style:font-weight-complex="normal"/>
    </style:style>
    <style:style style:name="P42" style:family="paragraph" style:parent-style-name="Table_20_Contents" style:list-style-name="L3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0eb858" style:font-size-asian="12pt" style:font-weight-asian="normal" style:font-size-complex="12pt" style:font-weight-complex="normal"/>
    </style:style>
    <style:style style:name="P43" style:family="paragraph" style:parent-style-name="Table_20_Contents" style:list-style-name="L4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0eb858" style:font-size-asian="12pt" style:font-weight-asian="normal" style:font-size-complex="12pt" style:font-weight-complex="normal"/>
    </style:style>
    <style:style style:name="P44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141e8f" style:font-size-asian="12pt" style:font-weight-asian="normal" style:font-size-complex="12pt" style:font-weight-complex="normal"/>
    </style:style>
    <style:style style:name="P45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17477b" style:font-size-asian="12pt" style:font-weight-asian="normal" style:font-size-complex="12pt" style:font-weight-complex="normal"/>
    </style:style>
    <style:style style:name="P46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23f9c3" style:font-size-asian="12pt" style:font-weight-asian="normal" style:font-size-complex="12pt" style:font-weight-complex="normal"/>
    </style:style>
    <style:style style:name="P47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2df1b2" style:font-size-asian="12pt" style:font-weight-asian="normal" style:font-size-complex="12pt" style:font-weight-complex="normal"/>
    </style:style>
    <style:style style:name="P48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141e8f" style:font-size-asian="12pt" style:font-weight-asian="normal" style:font-size-complex="12pt" style:font-weight-complex="normal"/>
    </style:style>
    <style:style style:name="P49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17477b" style:font-size-asian="12pt" style:font-weight-asian="normal" style:font-size-complex="12pt" style:font-weight-complex="normal"/>
    </style:style>
    <style:style style:name="P50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23f9c3" style:font-size-asian="12pt" style:font-weight-asian="normal" style:font-size-complex="12pt" style:font-weight-complex="normal"/>
    </style:style>
    <style:style style:name="P51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2df1b2" style:font-size-asian="12pt" style:font-weight-asian="normal" style:font-size-complex="12pt" style:font-weight-complex="normal"/>
    </style:style>
    <style:style style:name="P52" style:family="paragraph" style:parent-style-name="Table_20_Contents" style:list-style-name="L4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0fc83c" style:font-size-asian="12pt" style:font-weight-asian="normal" style:font-size-complex="12pt" style:font-weight-complex="normal"/>
    </style:style>
    <style:style style:name="P53" style:family="paragraph" style:parent-style-name="Table_20_Contents" style:list-style-name="List_20_1">
      <loext:graphic-properties draw:fill="none"/>
      <style:paragraph-properties fo:margin-left="0.801cm" fo:margin-right="0.101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0fc83c" style:font-size-asian="12pt" style:font-weight-asian="normal" style:font-size-complex="12pt" style:font-weight-complex="normal"/>
    </style:style>
    <style:style style:name="P54" style:family="paragraph" style:parent-style-name="Table_20_Contents" style:list-style-name="List_20_1">
      <loext:graphic-properties draw:fill="none"/>
      <style:paragraph-properties fo:margin-left="0.801cm" fo:margin-right="0.199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0fc83c" style:font-size-asian="12pt" style:font-weight-asian="normal" style:font-size-complex="12pt" style:font-weight-complex="normal"/>
    </style:style>
    <style:style style:name="P55" style:family="paragraph" style:parent-style-name="Table_20_Contents" style:list-style-name="List_20_1">
      <loext:graphic-properties draw:fill="none"/>
      <style:paragraph-properties fo:margin-left="0.801cm" fo:margin-right="0.499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141e8f" style:font-size-asian="12pt" style:font-weight-asian="normal" style:font-size-complex="12pt" style:font-weight-complex="normal"/>
    </style:style>
    <style:style style:name="P56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141e8f" style:font-size-asian="12pt" style:font-weight-asian="normal" style:font-size-complex="12pt" style:font-weight-complex="normal"/>
    </style:style>
    <style:style style:name="P57" style:family="paragraph" style:parent-style-name="Table_20_Contents" style:list-style-name="List_20_1">
      <loext:graphic-properties draw:fill="none"/>
      <style:paragraph-properties fo:margin-left="0.801cm" fo:margin-right="0.499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17477b" style:font-size-asian="12pt" style:font-weight-asian="normal" style:font-size-complex="12pt" style:font-weight-complex="normal"/>
    </style:style>
    <style:style style:name="P58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17477b" style:font-size-asian="12pt" style:font-weight-asian="normal" style:font-size-complex="12pt" style:font-weight-complex="normal"/>
    </style:style>
    <style:style style:name="P59" style:family="paragraph" style:parent-style-name="Table_20_Contents" style:list-style-name="List_20_1">
      <loext:graphic-properties draw:fill="none"/>
      <style:paragraph-properties fo:margin-left="0.801cm" fo:margin-right="0.499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23f9c3" style:font-size-asian="12pt" style:font-weight-asian="normal" style:font-size-complex="12pt" style:font-weight-complex="normal"/>
    </style:style>
    <style:style style:name="P60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23f9c3" style:font-size-asian="12pt" style:font-weight-asian="normal" style:font-size-complex="12pt" style:font-weight-complex="normal"/>
    </style:style>
    <style:style style:name="P61" style:family="paragraph" style:parent-style-name="Table_20_Contents" style:list-style-name="List_20_1">
      <loext:graphic-properties draw:fill="none"/>
      <style:paragraph-properties fo:margin-left="0.801cm" fo:margin-right="0.499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2df1b2" style:font-size-asian="12pt" style:font-weight-asian="normal" style:font-size-complex="12pt" style:font-weight-complex="normal"/>
    </style:style>
    <style:style style:name="P62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2df1b2" style:font-size-asian="12pt" style:font-weight-asian="normal" style:font-size-complex="12pt" style:font-weight-complex="normal"/>
    </style:style>
    <style:style style:name="P63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141e8f" style:font-size-asian="12pt" style:font-weight-asian="normal" style:font-size-complex="12pt" style:font-weight-complex="normal"/>
    </style:style>
    <style:style style:name="P64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17477b" style:font-size-asian="12pt" style:font-weight-asian="normal" style:font-size-complex="12pt" style:font-weight-complex="normal"/>
    </style:style>
    <style:style style:name="P65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23f9c3" style:font-size-asian="12pt" style:font-weight-asian="normal" style:font-size-complex="12pt" style:font-weight-complex="normal"/>
    </style:style>
    <style:style style:name="P66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2df1b2" style:font-size-asian="12pt" style:font-weight-asian="normal" style:font-size-complex="12pt" style:font-weight-complex="normal"/>
    </style:style>
    <style:style style:name="P67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17477b" officeooo:paragraph-rsid="0017477b" style:font-size-asian="12pt" style:font-weight-asian="normal" style:font-size-complex="12pt" style:font-weight-complex="normal"/>
    </style:style>
    <style:style style:name="P68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0eb858" style:font-size-asian="12pt" style:font-weight-asian="bold" style:font-size-complex="12pt" style:font-weight-complex="bold"/>
    </style:style>
    <style:style style:name="P69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141e8f" style:font-size-asian="12pt" style:font-weight-asian="bold" style:font-size-complex="12pt" style:font-weight-complex="bold"/>
    </style:style>
    <style:style style:name="P70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17477b" style:font-size-asian="12pt" style:font-weight-asian="bold" style:font-size-complex="12pt" style:font-weight-complex="bold"/>
    </style:style>
    <style:style style:name="P71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23f9c3" style:font-size-asian="12pt" style:font-weight-asian="bold" style:font-size-complex="12pt" style:font-weight-complex="bold"/>
    </style:style>
    <style:style style:name="P72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2df1b2" style:font-size-asian="12pt" style:font-weight-asian="bold" style:font-size-complex="12pt" style:font-weight-complex="bold"/>
    </style:style>
    <style:style style:name="P73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141e8f" style:font-size-asian="12pt" style:font-weight-asian="bold" style:font-size-complex="12pt" style:font-weight-complex="bold"/>
    </style:style>
    <style:style style:name="P74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17477b" style:font-size-asian="12pt" style:font-weight-asian="bold" style:font-size-complex="12pt" style:font-weight-complex="bold"/>
    </style:style>
    <style:style style:name="P75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23f9c3" style:font-size-asian="12pt" style:font-weight-asian="bold" style:font-size-complex="12pt" style:font-weight-complex="bold"/>
    </style:style>
    <style:style style:name="P76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2df1b2" style:font-size-asian="12pt" style:font-weight-asian="bold" style:font-size-complex="12pt" style:font-weight-complex="bold"/>
    </style:style>
    <style:style style:name="P77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0eb858" style:font-size-asian="12pt" style:font-weight-asian="normal" style:font-size-complex="12pt" style:font-weight-complex="normal"/>
    </style:style>
    <style:style style:name="P78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141e8f" style:font-size-asian="12pt" style:font-weight-asian="normal" style:font-size-complex="12pt" style:font-weight-complex="normal"/>
    </style:style>
    <style:style style:name="P79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17477b" style:font-size-asian="12pt" style:font-weight-asian="normal" style:font-size-complex="12pt" style:font-weight-complex="normal"/>
    </style:style>
    <style:style style:name="P80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23f9c3" style:font-size-asian="12pt" style:font-weight-asian="normal" style:font-size-complex="12pt" style:font-weight-complex="normal"/>
    </style:style>
    <style:style style:name="P81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2df1b2" style:font-size-asian="12pt" style:font-weight-asian="normal" style:font-size-complex="12pt" style:font-weight-complex="normal"/>
    </style:style>
    <style:style style:name="P82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141e8f" style:font-size-asian="12pt" style:font-weight-asian="normal" style:font-size-complex="12pt" style:font-weight-complex="normal"/>
    </style:style>
    <style:style style:name="P83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17477b" style:font-size-asian="12pt" style:font-weight-asian="normal" style:font-size-complex="12pt" style:font-weight-complex="normal"/>
    </style:style>
    <style:style style:name="P84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23f9c3" style:font-size-asian="12pt" style:font-weight-asian="normal" style:font-size-complex="12pt" style:font-weight-complex="normal"/>
    </style:style>
    <style:style style:name="P85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2df1b2" style:font-size-asian="12pt" style:font-weight-asian="normal" style:font-size-complex="12pt" style:font-weight-complex="normal"/>
    </style:style>
    <style:style style:name="P86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en" fo:country="US" style:text-underline-style="none" fo:font-weight="normal" officeooo:rsid="000d72b3" officeooo:paragraph-rsid="000d72b3" style:font-size-asian="12pt" style:font-weight-asian="normal" style:font-size-complex="12pt" style:font-weight-complex="normal"/>
    </style:style>
    <style:style style:name="P87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en" fo:country="US" style:text-underline-style="none" fo:font-weight="normal" officeooo:rsid="000d72b3" officeooo:paragraph-rsid="00141e8f" style:font-size-asian="12pt" style:font-weight-asian="normal" style:font-size-complex="12pt" style:font-weight-complex="normal"/>
    </style:style>
    <style:style style:name="P88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en" fo:country="US" style:text-underline-style="none" fo:font-weight="normal" officeooo:rsid="000d72b3" officeooo:paragraph-rsid="0017477b" style:font-size-asian="12pt" style:font-weight-asian="normal" style:font-size-complex="12pt" style:font-weight-complex="normal"/>
    </style:style>
    <style:style style:name="P89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en" fo:country="US" style:text-underline-style="none" fo:font-weight="normal" officeooo:rsid="000d72b3" officeooo:paragraph-rsid="0023f9c3" style:font-size-asian="12pt" style:font-weight-asian="normal" style:font-size-complex="12pt" style:font-weight-complex="normal"/>
    </style:style>
    <style:style style:name="P90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en" fo:country="US" style:text-underline-style="none" fo:font-weight="normal" officeooo:rsid="000d72b3" officeooo:paragraph-rsid="002df1b2" style:font-size-asian="12pt" style:font-weight-asian="normal" style:font-size-complex="12pt" style:font-weight-complex="normal"/>
    </style:style>
    <style:style style:name="P91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en" fo:country="US" style:text-underline-style="none" fo:font-weight="normal" officeooo:rsid="000e014a" officeooo:paragraph-rsid="000e014a" style:font-size-asian="12pt" style:font-weight-asian="normal" style:font-size-complex="12pt" style:font-weight-complex="normal"/>
    </style:style>
    <style:style style:name="P92" style:family="paragraph" style:parent-style-name="Table_20_Contents">
      <loext:graphic-properties draw:fill="none"/>
      <style:paragraph-properties fo:margin-left="0.101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0cc54" officeooo:paragraph-rsid="0010cc54" style:font-size-asian="12pt" style:font-size-complex="12pt"/>
    </style:style>
    <style:style style:name="P93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0cc54" officeooo:paragraph-rsid="0010cc54" style:font-size-asian="12pt" style:font-size-complex="12pt"/>
    </style:style>
    <style:style style:name="P94" style:family="paragraph" style:parent-style-name="Table_20_Contents">
      <loext:graphic-properties draw:fill="none"/>
      <style:paragraph-properties fo:margin-left="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95" style:family="paragraph" style:parent-style-name="Table_20_Contents">
      <loext:graphic-properties draw:fill="none"/>
      <style:paragraph-properties fo:margin-left="0.3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96" style:family="paragraph" style:parent-style-name="Table_20_Contents" style:list-style-name="L13">
      <loext:graphic-properties draw:fill="none"/>
      <style:paragraph-properties fo:margin-left="0.199cm" fo:margin-right="0.199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97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0f312" officeooo:paragraph-rsid="0010f312" style:font-size-asian="12pt" style:font-size-complex="12pt"/>
    </style:style>
    <style:style style:name="P98" style:family="paragraph" style:parent-style-name="Table_20_Contents">
      <loext:graphic-properties draw:fill="none"/>
      <style:paragraph-properties fo:margin-left="0.3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5f66a" officeooo:paragraph-rsid="0015f66a" style:font-size-asian="12pt" style:font-size-complex="12pt"/>
    </style:style>
    <style:style style:name="P99" style:family="paragraph" style:parent-style-name="Table_20_Contents">
      <loext:graphic-properties draw:fill="none"/>
      <style:paragraph-properties fo:margin-left="0.4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5f66a" officeooo:paragraph-rsid="0015f66a" style:font-size-asian="12pt" style:font-size-complex="12pt"/>
    </style:style>
    <style:style style:name="P100" style:family="paragraph" style:parent-style-name="Table_20_Contents" style:list-style-name="L9">
      <loext:graphic-properties draw:fill="none"/>
      <style:paragraph-properties fo:margin-left="0.4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5f66a" officeooo:paragraph-rsid="0015f66a" style:font-size-asian="12pt" style:font-size-complex="12pt"/>
    </style:style>
    <style:style style:name="P101" style:family="paragraph" style:parent-style-name="Table_20_Contents">
      <loext:graphic-properties draw:fill="none"/>
      <style:paragraph-properties fo:margin-left="0.199cm" fo:margin-right="0.199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dc574" officeooo:paragraph-rsid="001dc574" style:font-size-asian="12pt" style:font-size-complex="12pt"/>
    </style:style>
    <style:style style:name="P102" style:family="paragraph" style:parent-style-name="Table_20_Contents" style:list-style-name="L13">
      <loext:graphic-properties draw:fill="none"/>
      <style:paragraph-properties fo:margin-left="0.199cm" fo:margin-right="0.199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21584d" officeooo:paragraph-rsid="0021584d" style:font-size-asian="12pt" style:font-size-complex="12pt"/>
    </style:style>
    <style:style style:name="P103" style:family="paragraph" style:parent-style-name="Table_20_Contents">
      <loext:graphic-properties draw:fill="none"/>
      <style:paragraph-properties fo:margin-left="0.199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25916e" officeooo:paragraph-rsid="0025916e" style:font-size-asian="12pt" style:font-size-complex="12pt"/>
    </style:style>
    <style:style style:name="P104" style:family="paragraph" style:parent-style-name="Table_20_Contents">
      <loext:graphic-properties draw:fill="none"/>
      <style:paragraph-properties fo:margin-left="0.101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10f312" officeooo:paragraph-rsid="0010f312" style:font-size-asian="12pt" style:font-weight-asian="bold" style:font-size-complex="12pt" style:font-weight-complex="bold"/>
    </style:style>
    <style:style style:name="P105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10f312" officeooo:paragraph-rsid="0017348d" style:font-size-asian="12pt" style:font-weight-asian="bold" style:font-size-complex="12pt" style:font-weight-complex="bold"/>
    </style:style>
    <style:style style:name="P106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10f312" officeooo:paragraph-rsid="0022f897" style:font-size-asian="12pt" style:font-weight-asian="bold" style:font-size-complex="12pt" style:font-weight-complex="bold"/>
    </style:style>
    <style:style style:name="P107" style:family="paragraph" style:parent-style-name="Table_20_Contents">
      <loext:graphic-properties draw:fill="none"/>
      <style:paragraph-properties fo:margin-left="0.101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10f312" officeooo:paragraph-rsid="0027e4cf" style:font-size-asian="12pt" style:font-weight-asian="bold" style:font-size-complex="12pt" style:font-weight-complex="bold"/>
    </style:style>
    <style:style style:name="P108" style:family="paragraph" style:parent-style-name="Table_20_Contents">
      <loext:graphic-properties draw:fill="none"/>
      <style:paragraph-properties fo:margin-left="0.101cm" fo:margin-right="0cm" fo:text-align="start" style:justify-single-word="false" fo:orphans="0" fo:widows="0" fo:text-indent="0.199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15ab4e" officeooo:paragraph-rsid="0015ab4e" style:font-size-asian="12pt" style:font-weight-asian="bold" style:font-size-complex="12pt" style:font-weight-complex="bold"/>
    </style:style>
    <style:style style:name="P109" style:family="paragraph" style:parent-style-name="Table_20_Contents">
      <loext:graphic-properties draw:fill="none"/>
      <style:paragraph-properties fo:margin-left="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1d7aac" officeooo:paragraph-rsid="001d7aac" style:font-size-asian="12pt" style:font-weight-asian="bold" style:font-size-complex="12pt" style:font-weight-complex="bold"/>
    </style:style>
    <style:style style:name="P110" style:family="paragraph" style:parent-style-name="Table_20_Contents">
      <loext:graphic-properties draw:fill="none"/>
      <style:paragraph-properties fo:margin-left="0.199cm" fo:margin-right="0.4cm" fo:text-align="start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1d7aac" officeooo:paragraph-rsid="001d7aac" style:font-size-asian="12pt" style:font-weight-asian="bold" style:font-size-complex="12pt" style:font-weight-complex="bold"/>
    </style:style>
    <style:style style:name="P111" style:family="paragraph" style:parent-style-name="Table_20_Contents">
      <loext:graphic-properties draw:fill="none"/>
      <style:paragraph-properties fo:margin-left="0.101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normal" officeooo:rsid="0010f312" officeooo:paragraph-rsid="0010f312" style:font-size-asian="12pt" style:font-weight-asian="normal" style:font-size-complex="12pt" style:font-weight-complex="normal"/>
    </style:style>
    <style:style style:name="P112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normal" officeooo:rsid="0010f312" officeooo:paragraph-rsid="0017348d" style:font-size-asian="12pt" style:font-weight-asian="normal" style:font-size-complex="12pt" style:font-weight-complex="normal"/>
    </style:style>
    <style:style style:name="P113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normal" officeooo:rsid="0010f312" officeooo:paragraph-rsid="0022f897" style:font-size-asian="12pt" style:font-weight-asian="normal" style:font-size-complex="12pt" style:font-weight-complex="normal"/>
    </style:style>
    <style:style style:name="P114" style:family="paragraph" style:parent-style-name="Table_20_Contents">
      <loext:graphic-properties draw:fill="none"/>
      <style:paragraph-properties fo:margin-left="0.101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normal" officeooo:rsid="0010f312" officeooo:paragraph-rsid="0027e4cf" style:font-size-asian="12pt" style:font-weight-asian="normal" style:font-size-complex="12pt" style:font-weight-complex="normal"/>
    </style:style>
    <style:style style:name="P115" style:family="paragraph" style:parent-style-name="Table_20_Contents">
      <loext:graphic-properties draw:fill="none"/>
      <style:paragraph-properties fo:margin-left="0.4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fo:font-weight="bold" officeooo:rsid="0015f66a" officeooo:paragraph-rsid="0015f66a" style:font-size-asian="12pt" style:font-weight-asian="bold" style:font-size-complex="12pt" style:font-weight-complex="bold"/>
    </style:style>
    <style:style style:name="P116" style:family="paragraph" style:parent-style-name="Table_20_Contents" style:list-style-name="L1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color="#c9211e" loext:opacity="100%" fo:font-size="12pt" style:text-underline-style="none" fo:font-weight="normal" officeooo:rsid="0009ca2d" officeooo:paragraph-rsid="0009ca2d" style:font-size-asian="12pt" style:font-weight-asian="normal" style:font-size-complex="12pt" style:font-weight-complex="normal"/>
    </style:style>
    <style:style style:name="P117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color="#c9211e" loext:opacity="100%" fo:font-size="12pt" style:text-underline-style="none" fo:font-weight="normal" officeooo:rsid="0009ca2d" officeooo:paragraph-rsid="0010f312" style:font-size-asian="12pt" style:font-weight-asian="normal" style:font-size-complex="12pt" style:font-weight-complex="normal"/>
    </style:style>
    <style:style style:name="P118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color="#c9211e" loext:opacity="100%" fo:font-size="12pt" style:text-underline-style="none" fo:font-weight="normal" officeooo:rsid="0009ca2d" officeooo:paragraph-rsid="0017348d" style:font-size-asian="12pt" style:font-weight-asian="normal" style:font-size-complex="12pt" style:font-weight-complex="normal"/>
    </style:style>
    <style:style style:name="P119" style:family="paragraph" style:parent-style-name="Table_20_Contents" style:list-style-name="L8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color="#c9211e" loext:opacity="100%" fo:font-size="12pt" style:text-underline-style="none" fo:font-weight="normal" officeooo:rsid="0009ca2d" officeooo:paragraph-rsid="0022f897" style:font-size-asian="12pt" style:font-weight-asian="normal" style:font-size-complex="12pt" style:font-weight-complex="normal"/>
    </style:style>
    <style:style style:name="P120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color="#c9211e" loext:opacity="100%" fo:font-size="12pt" style:text-underline-style="none" fo:font-weight="normal" officeooo:rsid="0009ca2d" officeooo:paragraph-rsid="0027e4cf" style:font-size-asian="12pt" style:font-weight-asian="normal" style:font-size-complex="12pt" style:font-weight-complex="normal"/>
    </style:style>
    <style:style style:name="P121" style:family="paragraph" style:parent-style-name="Table_20_Contents" style:list-style-name="List_20_1">
      <loext:graphic-properties draw:fill="none"/>
      <style:paragraph-properties fo:margin-left="0.801cm" fo:margin-right="0.101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0fc83c"/>
    </style:style>
    <style:style style:name="P122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141e8f"/>
    </style:style>
    <style:style style:name="P123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141e8f"/>
    </style:style>
    <style:style style:name="P124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17477b"/>
    </style:style>
    <style:style style:name="P125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23f9c3"/>
    </style:style>
    <style:style style:name="P126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2df1b2"/>
    </style:style>
    <style:style style:name="P127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2df1b2"/>
    </style:style>
    <style:style style:name="P128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141e8f"/>
    </style:style>
    <style:style style:name="P129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17477b"/>
    </style:style>
    <style:style style:name="P130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22f897"/>
    </style:style>
    <style:style style:name="P131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2df1b2"/>
    </style:style>
    <style:style style:name="P132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officeooo:paragraph-rsid="00141e8f"/>
    </style:style>
    <style:style style:name="P133" style:family="paragraph" style:parent-style-name="Table_20_Contents" style:list-style-name="Numbering_20_123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officeooo:rsid="0010cb48" officeooo:paragraph-rsid="0010cb48"/>
    </style:style>
    <style:style style:name="P134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officeooo:rsid="0010cb48" officeooo:paragraph-rsid="00141e8f"/>
    </style:style>
    <style:style style:name="P135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officeooo:rsid="0010cb48" officeooo:paragraph-rsid="002df1b2"/>
    </style:style>
    <style:style style:name="P136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officeooo:rsid="0010cb48" officeooo:paragraph-rsid="00141e8f"/>
    </style:style>
    <style:style style:name="P137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officeooo:rsid="0010cb48" officeooo:paragraph-rsid="002df1b2"/>
    </style:style>
    <style:style style:name="P138" style:family="paragraph" style:parent-style-name="Table_20_Contents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bold" officeooo:rsid="0010cb48" officeooo:paragraph-rsid="0010cb48" style:font-weight-asian="bold" style:font-weight-complex="bold"/>
    </style:style>
    <style:style style:name="P139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bold" officeooo:rsid="0010cb48" officeooo:paragraph-rsid="0010cb48" style:font-weight-asian="bold" style:font-weight-complex="bold"/>
    </style:style>
    <style:style style:name="P140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bold" officeooo:rsid="0010cb48" officeooo:paragraph-rsid="00141e8f" style:font-weight-asian="bold" style:font-weight-complex="bold"/>
    </style:style>
    <style:style style:name="P141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bold" officeooo:rsid="0010cb48" officeooo:paragraph-rsid="00141e8f" style:font-weight-asian="bold" style:font-weight-complex="bold"/>
    </style:style>
    <style:style style:name="P142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bold" officeooo:rsid="0010cb48" officeooo:paragraph-rsid="001bf20a" style:font-weight-asian="bold" style:font-weight-complex="bold"/>
    </style:style>
    <style:style style:name="P143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bold" officeooo:rsid="0010cb48" officeooo:paragraph-rsid="0023f9c3" style:font-weight-asian="bold" style:font-weight-complex="bold"/>
    </style:style>
    <style:style style:name="P144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bold" officeooo:rsid="0010cb48" officeooo:paragraph-rsid="002df1b2" style:font-weight-asian="bold" style:font-weight-complex="bold"/>
    </style:style>
    <style:style style:name="P145" style:family="paragraph" style:parent-style-name="Table_20_Contents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normal" officeooo:rsid="0010cb48" officeooo:paragraph-rsid="0010cb48" style:font-weight-asian="normal" style:font-weight-complex="normal"/>
    </style:style>
    <style:style style:name="P146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normal" officeooo:rsid="0010cb48" officeooo:paragraph-rsid="0010cb48" style:font-weight-asian="normal" style:font-weight-complex="normal"/>
    </style:style>
    <style:style style:name="P147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normal" officeooo:rsid="0010cb48" officeooo:paragraph-rsid="00141e8f" style:font-weight-asian="normal" style:font-weight-complex="normal"/>
    </style:style>
    <style:style style:name="P148" style:family="paragraph" style:parent-style-name="Table_20_Contents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normal" officeooo:rsid="0010cb48" officeooo:paragraph-rsid="00141e8f" style:font-weight-asian="normal" style:font-weight-complex="normal"/>
    </style:style>
    <style:style style:name="P149" style:family="paragraph" style:parent-style-name="Table_20_Contents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normal" officeooo:rsid="0010cb48" officeooo:paragraph-rsid="001bf20a" style:font-weight-asian="normal" style:font-weight-complex="normal"/>
    </style:style>
    <style:style style:name="P150" style:family="paragraph" style:parent-style-name="Table_20_Contents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normal" officeooo:rsid="0010cb48" officeooo:paragraph-rsid="0023f9c3" style:font-weight-asian="normal" style:font-weight-complex="normal"/>
    </style:style>
    <style:style style:name="P151" style:family="paragraph" style:parent-style-name="Table_20_Contents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normal" officeooo:rsid="0010cb48" officeooo:paragraph-rsid="002df1b2" style:font-weight-asian="normal" style:font-weight-complex="normal"/>
    </style:style>
    <style:style style:name="P152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normal" officeooo:rsid="0010cb48" officeooo:paragraph-rsid="002df1b2" style:font-weight-asian="normal" style:font-weight-complex="normal"/>
    </style:style>
    <style:style style:name="P153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10cb48" style:font-weight-asian="normal" style:font-weight-complex="normal"/>
    </style:style>
    <style:style style:name="P154" style:family="paragraph" style:parent-style-name="Table_20_Contents" style:list-style-name="L6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10cb48" style:font-weight-asian="normal" style:font-weight-complex="normal"/>
    </style:style>
    <style:style style:name="P155" style:family="paragraph" style:parent-style-name="Table_20_Contents" style:list-style-name="L7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10cb48" style:font-weight-asian="normal" style:font-weight-complex="normal"/>
    </style:style>
    <style:style style:name="P156" style:family="paragraph" style:parent-style-name="Table_20_Contents" style:list-style-name="L7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10cb48" style:font-weight-asian="normal" style:font-weight-complex="normal"/>
    </style:style>
    <style:style style:name="P157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141e8f" style:font-weight-asian="normal" style:font-weight-complex="normal"/>
    </style:style>
    <style:style style:name="P158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1bf20a" style:font-weight-asian="normal" style:font-weight-complex="normal"/>
    </style:style>
    <style:style style:name="P159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23f9c3" style:font-weight-asian="normal" style:font-weight-complex="normal"/>
    </style:style>
    <style:style style:name="P160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2df1b2" style:font-weight-asian="normal" style:font-weight-complex="normal"/>
    </style:style>
    <style:style style:name="P161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141e8f" style:font-weight-asian="normal" style:font-weight-complex="normal"/>
    </style:style>
    <style:style style:name="P162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2df1b2" style:font-weight-asian="normal" style:font-weight-complex="normal"/>
    </style:style>
    <style:style style:name="P163" style:family="paragraph" style:parent-style-name="Table_20_Contents" style:list-style-name="L7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c54" officeooo:paragraph-rsid="0010cc54" style:font-weight-asian="normal" style:font-weight-complex="normal"/>
    </style:style>
    <style:style style:name="P164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2e8fb" officeooo:paragraph-rsid="0012e8fb" style:font-size-asian="12pt" style:font-weight-asian="normal" style:font-size-complex="12pt" style:font-weight-complex="normal"/>
    </style:style>
    <style:style style:name="P165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2e8fb" officeooo:paragraph-rsid="0027e4cf" style:font-size-asian="12pt" style:font-weight-asian="normal" style:font-size-complex="12pt" style:font-weight-complex="normal"/>
    </style:style>
    <style:style style:name="P166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2e8fb" officeooo:paragraph-rsid="002bb8c6" style:font-size-asian="12pt" style:font-weight-asian="normal" style:font-size-complex="12pt" style:font-weight-complex="normal"/>
    </style:style>
    <style:style style:name="P167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2e8fb" officeooo:paragraph-rsid="002bb8c6" style:font-size-asian="12pt" style:font-weight-asian="normal" style:font-size-complex="12pt" style:font-weight-complex="normal"/>
    </style:style>
    <style:style style:name="P168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2e8fb" officeooo:paragraph-rsid="002df1b2" style:font-size-asian="12pt" style:font-weight-asian="normal" style:font-size-complex="12pt" style:font-weight-complex="normal"/>
    </style:style>
    <style:style style:name="P169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7348d" officeooo:paragraph-rsid="0017348d" style:font-size-asian="12pt" style:font-weight-asian="normal" style:font-size-complex="12pt" style:font-weight-complex="normal"/>
    </style:style>
    <style:style style:name="P170" style:family="paragraph" style:parent-style-name="Table_20_Contents" style:list-style-name="L8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7348d" officeooo:paragraph-rsid="0017348d" style:font-size-asian="12pt" style:font-weight-asian="normal" style:font-size-complex="12pt" style:font-weight-complex="normal"/>
    </style:style>
    <style:style style:name="P171" style:family="paragraph" style:parent-style-name="Table_20_Contents" style:list-style-name="L8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7348d" officeooo:paragraph-rsid="0022f897" style:font-size-asian="12pt" style:font-weight-asian="normal" style:font-size-complex="12pt" style:font-weight-complex="normal"/>
    </style:style>
    <style:style style:name="P172" style:family="paragraph" style:parent-style-name="Table_20_Contents" style:list-style-name="L8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7348d" officeooo:paragraph-rsid="0022f897" style:font-size-asian="12pt" style:font-weight-asian="normal" style:font-size-complex="12pt" style:font-weight-complex="normal"/>
    </style:style>
    <style:style style:name="P173" style:family="paragraph" style:parent-style-name="Table_20_Contents" style:list-style-name="L8">
      <loext:graphic-properties draw:fill="none"/>
      <style:paragraph-properties fo:margin-left="0.101cm" fo:margin-right="0.199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7348d" officeooo:paragraph-rsid="0022f897" style:font-size-asian="12pt" style:font-weight-asian="normal" style:font-size-complex="12pt" style:font-weight-complex="normal"/>
    </style:style>
    <style:style style:name="P174" style:family="paragraph" style:parent-style-name="Table_20_Contents" style:list-style-name="L8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7477b" officeooo:paragraph-rsid="0017477b" style:font-size-asian="12pt" style:font-weight-asian="normal" style:font-size-complex="12pt" style:font-weight-complex="normal"/>
    </style:style>
    <style:style style:name="P175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7477b" officeooo:paragraph-rsid="0022f897" style:font-size-asian="12pt" style:font-weight-asian="normal" style:font-size-complex="12pt" style:font-weight-complex="normal"/>
    </style:style>
    <style:style style:name="P176" style:family="paragraph" style:parent-style-name="Table_20_Contents" style:list-style-name="L8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22f897" officeooo:paragraph-rsid="0022f897" style:font-size-asian="12pt" style:font-weight-asian="normal" style:font-size-complex="12pt" style:font-weight-complex="normal"/>
    </style:style>
    <style:style style:name="P177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0d72b3" officeooo:paragraph-rsid="0022f897" style:font-size-asian="12pt" style:font-weight-asian="normal" style:font-size-complex="12pt" style:font-weight-complex="normal"/>
    </style:style>
    <style:style style:name="P178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27e4cf" officeooo:paragraph-rsid="0027e4cf" style:font-size-asian="12pt" style:font-weight-asian="normal" style:font-size-complex="12pt" style:font-weight-complex="normal"/>
    </style:style>
    <style:style style:name="P179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29e38e" officeooo:paragraph-rsid="0029e38e" style:font-size-asian="12pt" style:font-weight-asian="normal" style:font-size-complex="12pt" style:font-weight-complex="normal"/>
    </style:style>
    <style:style style:name="P180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bold" officeooo:rsid="0017477b" officeooo:paragraph-rsid="0017477b" style:font-size-asian="12pt" style:font-weight-asian="bold" style:font-size-complex="12pt" style:font-weight-complex="bold"/>
    </style:style>
    <style:style style:name="P181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solid" style:text-underline-width="auto" style:text-underline-color="font-color" fo:font-weight="bold" officeooo:rsid="0012e8fb" officeooo:paragraph-rsid="0012e8fb" style:font-size-asian="12pt" style:font-weight-asian="bold" style:font-size-complex="12pt" style:font-weight-complex="bold"/>
    </style:style>
    <style:style style:name="P182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solid" style:text-underline-width="auto" style:text-underline-color="font-color" fo:font-weight="bold" officeooo:rsid="0012e8fb" officeooo:paragraph-rsid="0017477b" style:font-size-asian="12pt" style:font-weight-asian="bold" style:font-size-complex="12pt" style:font-weight-complex="bold"/>
    </style:style>
    <style:style style:name="P183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solid" style:text-underline-width="auto" style:text-underline-color="font-color" fo:font-weight="bold" officeooo:rsid="0012e8fb" officeooo:paragraph-rsid="0022f897" style:font-size-asian="12pt" style:font-weight-asian="bold" style:font-size-complex="12pt" style:font-weight-complex="bold"/>
    </style:style>
    <style:style style:name="P184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solid" style:text-underline-width="auto" style:text-underline-color="font-color" fo:font-weight="bold" officeooo:rsid="0012e8fb" officeooo:paragraph-rsid="002df1b2" style:font-size-asian="12pt" style:font-weight-asian="bold" style:font-size-complex="12pt" style:font-weight-complex="bold"/>
    </style:style>
    <style:style style:name="P185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solid" style:text-underline-width="auto" style:text-underline-color="font-color" fo:font-weight="normal" officeooo:rsid="0012e8fb" officeooo:paragraph-rsid="0012e8fb" style:font-size-asian="12pt" style:font-weight-asian="normal" style:font-size-complex="12pt" style:font-weight-complex="normal"/>
    </style:style>
    <style:style style:name="P186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solid" style:text-underline-width="auto" style:text-underline-color="font-color" fo:font-weight="normal" officeooo:rsid="0012e8fb" officeooo:paragraph-rsid="0017477b" style:font-size-asian="12pt" style:font-weight-asian="normal" style:font-size-complex="12pt" style:font-weight-complex="normal"/>
    </style:style>
    <style:style style:name="P187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solid" style:text-underline-width="auto" style:text-underline-color="font-color" fo:font-weight="normal" officeooo:rsid="0012e8fb" officeooo:paragraph-rsid="0022f897" style:font-size-asian="12pt" style:font-weight-asian="normal" style:font-size-complex="12pt" style:font-weight-complex="normal"/>
    </style:style>
    <style:style style:name="P188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solid" style:text-underline-width="auto" style:text-underline-color="font-color" fo:font-weight="normal" officeooo:rsid="0012e8fb" officeooo:paragraph-rsid="002df1b2" style:font-size-asian="12pt" style:font-weight-asian="normal" style:font-size-complex="12pt" style:font-weight-complex="normal"/>
    </style:style>
    <style:style style:name="P189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0e014a" officeooo:paragraph-rsid="00141e8f" style:font-size-asian="12pt" style:font-weight-asian="normal" style:font-size-complex="12pt" style:font-weight-complex="normal"/>
    </style:style>
    <style:style style:name="P190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0e014a" officeooo:paragraph-rsid="0017477b" style:font-size-asian="12pt" style:font-weight-asian="normal" style:font-size-complex="12pt" style:font-weight-complex="normal"/>
    </style:style>
    <style:style style:name="P191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0e014a" officeooo:paragraph-rsid="0023f9c3" style:font-size-asian="12pt" style:font-weight-asian="normal" style:font-size-complex="12pt" style:font-weight-complex="normal"/>
    </style:style>
    <style:style style:name="P192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0e014a" officeooo:paragraph-rsid="002df1b2" style:font-size-asian="12pt" style:font-weight-asian="normal" style:font-size-complex="12pt" style:font-weight-complex="normal"/>
    </style:style>
    <style:style style:name="P193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0e014a" officeooo:paragraph-rsid="0017477b" style:font-size-asian="12pt" style:font-weight-asian="normal" style:font-size-complex="12pt" style:font-weight-complex="normal"/>
    </style:style>
    <style:style style:name="P194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0e014a" officeooo:paragraph-rsid="0017477b" style:font-size-asian="12pt" style:font-weight-asian="normal" style:font-size-complex="12pt" style:font-weight-complex="normal"/>
    </style:style>
    <style:style style:name="P195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0e014a" officeooo:paragraph-rsid="0023f9c3" style:font-size-asian="12pt" style:font-weight-asian="normal" style:font-size-complex="12pt" style:font-weight-complex="normal"/>
    </style:style>
    <style:style style:name="P196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0e014a" officeooo:paragraph-rsid="0023f9c3" style:font-size-asian="12pt" style:font-weight-asian="normal" style:font-size-complex="12pt" style:font-weight-complex="normal"/>
    </style:style>
    <style:style style:name="P197" style:family="paragraph" style:parent-style-name="Table_20_Contents" style:list-style-name="L10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769fd" officeooo:paragraph-rsid="001769fd" style:font-size-asian="12pt" style:font-weight-asian="normal" style:font-size-complex="12pt" style:font-weight-complex="normal"/>
    </style:style>
    <style:style style:name="P198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769fd" officeooo:paragraph-rsid="001769fd" style:font-size-asian="12pt" style:font-weight-asian="normal" style:font-size-complex="12pt" style:font-weight-complex="normal"/>
    </style:style>
    <style:style style:name="P199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769fd" officeooo:paragraph-rsid="0023f9c3" style:font-size-asian="12pt" style:font-weight-asian="normal" style:font-size-complex="12pt" style:font-weight-complex="normal"/>
    </style:style>
    <style:style style:name="P200" style:family="paragraph" style:parent-style-name="Table_20_Contents" style:list-style-name="L14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769fd" officeooo:paragraph-rsid="0023f9c3" style:font-size-asian="12pt" style:font-weight-asian="normal" style:font-size-complex="12pt" style:font-weight-complex="normal"/>
    </style:style>
    <style:style style:name="P201" style:family="paragraph" style:parent-style-name="Table_20_Contents" style:list-style-name="L11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7fcdc" officeooo:paragraph-rsid="0017fcdc" style:font-size-asian="12pt" style:font-weight-asian="normal" style:font-size-complex="12pt" style:font-weight-complex="normal"/>
    </style:style>
    <style:style style:name="P202" style:family="paragraph" style:parent-style-name="Table_20_Contents" style:list-style-name="L11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9e83a" officeooo:paragraph-rsid="0019e83a" style:font-size-asian="12pt" style:font-weight-asian="normal" style:font-size-complex="12pt" style:font-weight-complex="normal"/>
    </style:style>
    <style:style style:name="P203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9e83a" officeooo:paragraph-rsid="0019e83a" style:font-size-asian="12pt" style:font-weight-asian="normal" style:font-size-complex="12pt" style:font-weight-complex="normal"/>
    </style:style>
    <style:style style:name="P204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0cb48" officeooo:paragraph-rsid="001bf20a" style:font-size-asian="12pt" style:font-weight-asian="normal" style:font-size-complex="12pt" style:font-weight-complex="normal"/>
    </style:style>
    <style:style style:name="P205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0cb48" officeooo:paragraph-rsid="0023f9c3" style:font-size-asian="12pt" style:font-weight-asian="normal" style:font-size-complex="12pt" style:font-weight-complex="normal"/>
    </style:style>
    <style:style style:name="P206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0cb48" officeooo:paragraph-rsid="001bf20a" style:font-size-asian="12pt" style:font-weight-asian="normal" style:font-size-complex="12pt" style:font-weight-complex="normal"/>
    </style:style>
    <style:style style:name="P207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0cb48" officeooo:paragraph-rsid="0023f9c3" style:font-size-asian="12pt" style:font-weight-asian="normal" style:font-size-complex="12pt" style:font-weight-complex="normal"/>
    </style:style>
    <style:style style:name="P208" style:family="paragraph" style:parent-style-name="Table_20_Contents" style:list-style-name="L1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d7aac" officeooo:paragraph-rsid="001d7aac" style:font-size-asian="12pt" style:font-weight-asian="normal" style:font-size-complex="12pt" style:font-weight-complex="normal"/>
    </style:style>
    <style:style style:name="P209" style:family="paragraph" style:parent-style-name="Table_20_Contents" style:list-style-name="L15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d7aac" officeooo:paragraph-rsid="0023f9c3" style:font-size-asian="12pt" style:font-weight-asian="normal" style:font-size-complex="12pt" style:font-weight-complex="normal"/>
    </style:style>
    <style:style style:name="P210" style:family="paragraph" style:parent-style-name="Table_20_Contents" style:list-style-name="L14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23f9c3" officeooo:paragraph-rsid="0023f9c3" style:font-size-asian="12pt" style:font-weight-asian="normal" style:font-size-complex="12pt" style:font-weight-complex="normal"/>
    </style:style>
    <style:style style:name="P211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solid" style:text-underline-width="auto" style:text-underline-color="font-color" fo:font-weight="bold" officeooo:rsid="0017fcdc" officeooo:paragraph-rsid="0017fcdc" style:font-size-asian="12pt" style:font-weight-asian="bold" style:font-size-complex="12pt" style:font-weight-complex="bold"/>
    </style:style>
    <style:style style:name="P212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solid" style:text-underline-width="auto" style:text-underline-color="font-color" fo:font-weight="bold" officeooo:rsid="001d7aac" officeooo:paragraph-rsid="001d7aac" style:font-size-asian="12pt" style:font-weight-asian="bold" style:font-size-complex="12pt" style:font-weight-complex="bold"/>
    </style:style>
    <style:style style:name="P213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solid" style:text-underline-width="auto" style:text-underline-color="font-color" fo:font-weight="bold" officeooo:rsid="001d7aac" officeooo:paragraph-rsid="0023f9c3" style:font-size-asian="12pt" style:font-weight-asian="bold" style:font-size-complex="12pt" style:font-weight-complex="bold"/>
    </style:style>
    <style:style style:name="P214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solid" style:text-underline-width="auto" style:text-underline-color="font-color" fo:font-weight="normal" officeooo:rsid="0017fcdc" officeooo:paragraph-rsid="0017fcdc" style:font-size-asian="12pt" style:font-weight-asian="normal" style:font-size-complex="12pt" style:font-weight-complex="normal"/>
    </style:style>
    <style:style style:name="P215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solid" style:text-underline-width="auto" style:text-underline-color="font-color" fo:font-weight="normal" officeooo:rsid="001d7aac" officeooo:paragraph-rsid="001d7aac" style:font-size-asian="12pt" style:font-weight-asian="normal" style:font-size-complex="12pt" style:font-weight-complex="normal"/>
    </style:style>
    <style:style style:name="P216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solid" style:text-underline-width="auto" style:text-underline-color="font-color" fo:font-weight="normal" officeooo:rsid="001d7aac" officeooo:paragraph-rsid="0023f9c3" style:font-size-asian="12pt" style:font-weight-asian="normal" style:font-size-complex="12pt" style:font-weight-complex="normal"/>
    </style:style>
    <style:style style:name="P217" style:family="paragraph" style:parent-style-name="Table_20_Contents" style:list-style-name="L13">
      <loext:graphic-properties draw:fill="none"/>
      <style:paragraph-properties fo:margin-left="0.199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use-window-font-color="true" loext:opacity="0%" fo:font-size="12pt" officeooo:rsid="0027e4cf" officeooo:paragraph-rsid="0027e4cf" style:font-size-asian="12pt" style:font-size-complex="12pt"/>
    </style:style>
    <style:style style:name="P218" style:family="paragraph" style:parent-style-name="Table_20_Contents" style:list-style-name="L16">
      <loext:graphic-properties draw:fill="none"/>
      <style:paragraph-properties fo:margin-left="0.199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use-window-font-color="true" loext:opacity="0%" fo:font-size="12pt" officeooo:rsid="0027e4cf" officeooo:paragraph-rsid="0027e4cf" style:font-size-asian="12pt" style:font-size-complex="12pt"/>
    </style:style>
    <style:style style:name="P219" style:family="paragraph" style:parent-style-name="Table_20_Contents" style:list-style-name="L13">
      <loext:graphic-properties draw:fill="none"/>
      <style:paragraph-properties fo:margin-left="0.199cm" fo:margin-right="0.199cm" fo:text-align="start" style:justify-single-word="false" fo:orphans="0" fo:widows="0" fo:text-indent="0cm" style:auto-text-indent="false" fo:background-color="transparent" text:number-lines="false" text:line-number="0"/>
      <style:text-properties officeooo:rsid="0021584d" officeooo:paragraph-rsid="0021584d"/>
    </style:style>
    <style:style style:name="P220" style:family="paragraph" style:parent-style-name="Table_20_Contents">
      <loext:graphic-properties draw:fill="none"/>
      <style:paragraph-properties fo:margin-left="0.199cm" fo:margin-right="0.199cm" fo:text-align="start" style:justify-single-word="false" fo:orphans="0" fo:widows="0" fo:text-indent="0cm" style:auto-text-indent="false" fo:background-color="transparent" text:number-lines="false" text:line-number="0"/>
      <style:text-properties officeooo:rsid="0021584d" officeooo:paragraph-rsid="0021584d"/>
    </style:style>
    <style:style style:name="P221" style:family="paragraph" style:parent-style-name="Table_20_Contents" style:list-style-name="L13">
      <loext:graphic-properties draw:fill="none"/>
      <style:paragraph-properties fo:margin-left="0.199cm" fo:margin-right="0.199cm" fo:text-align="start" style:justify-single-word="false" fo:orphans="0" fo:widows="0" fo:text-indent="0cm" style:auto-text-indent="false" fo:background-color="transparent" text:number-lines="false" text:line-number="0"/>
      <style:text-properties officeooo:paragraph-rsid="0021584d"/>
    </style:style>
    <style:style style:name="P222" style:family="paragraph" style:parent-style-name="Table_20_Contents" style:list-style-name="L16">
      <loext:graphic-properties draw:fill="none"/>
      <style:paragraph-properties fo:margin-left="0.199cm" fo:margin-right="0.101cm" fo:text-align="start" style:justify-single-word="false" fo:orphans="0" fo:widows="0" fo:text-indent="0cm" style:auto-text-indent="false" fo:background-color="transparent" text:number-lines="false" text:line-number="0"/>
      <style:text-properties officeooo:paragraph-rsid="0025916e"/>
    </style:style>
    <style:style style:name="P223" style:family="paragraph" style:parent-style-name="Table_20_Contents">
      <loext:graphic-properties draw:fill="none"/>
      <style:paragraph-properties fo:margin-left="0.199cm" fo:margin-right="0.199cm" fo:text-align="start" style:justify-single-word="false" fo:orphans="0" fo:widows="0" fo:text-indent="0cm" style:auto-text-indent="false" fo:background-color="transparent" text:number-lines="false" text:line-number="0"/>
      <style:text-properties fo:font-weight="bold" officeooo:rsid="0021584d" officeooo:paragraph-rsid="0021584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officeooo:rsid="0005f413"/>
    </style:style>
    <style:style style:name="T7" style:family="text">
      <style:text-properties officeooo:rsid="00071f40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02bea9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02bea9"/>
    </style:style>
    <style:style style:name="T12" style:family="text">
      <style:text-properties fo:language="ru" fo:country="RU" fo:font-weight="bold" style:font-weight-asian="bold" style:font-weight-complex="bold"/>
    </style:style>
    <style:style style:name="T13" style:family="text">
      <style:text-properties fo:language="ru" fo:country="RU" fo:font-weight="bold" officeooo:rsid="0027e4cf" style:font-weight-asian="bold" style:font-weight-complex="bold"/>
    </style:style>
    <style:style style:name="T14" style:family="text">
      <style:text-properties fo:language="ru" fo:country="RU" officeooo:rsid="000e014a"/>
    </style:style>
    <style:style style:name="T15" style:family="text">
      <style:text-properties fo:language="ru" fo:country="RU" officeooo:rsid="000fc83c"/>
    </style:style>
    <style:style style:name="T16" style:family="text">
      <style:text-properties fo:language="ru" fo:country="RU" officeooo:rsid="0019e83a"/>
    </style:style>
    <style:style style:name="T17" style:family="text">
      <style:text-properties fo:language="ru" fo:country="RU" officeooo:rsid="0027e4cf"/>
    </style:style>
    <style:style style:name="T18" style:family="text">
      <style:text-properties fo:language="ru" fo:country="RU" officeooo:rsid="0029e38e"/>
    </style:style>
    <style:style style:name="T19" style:family="text">
      <style:text-properties fo:language="ru" fo:country="RU" officeooo:rsid="002bb8c6"/>
    </style:style>
    <style:style style:name="T20" style:family="text">
      <style:text-properties fo:language="ru" fo:country="RU" officeooo:rsid="0010cc54"/>
    </style:style>
    <style:style style:name="T21" style:family="text">
      <style:text-properties officeooo:rsid="000eb858"/>
    </style:style>
    <style:style style:name="T22" style:family="text">
      <style:text-properties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23" style:family="text">
      <style:text-properties fo:font-size="12pt" fo:language="ru" fo:country="RU" style:text-underline-style="none" fo:font-weight="normal" officeooo:rsid="000fc83c" style:font-size-asian="12pt" style:font-weight-asian="normal" style:font-size-complex="12pt" style:font-weight-complex="normal"/>
    </style:style>
    <style:style style:name="T24" style:family="text">
      <style:text-properties fo:font-size="12pt" fo:language="ru" fo:country="RU" style:text-underline-style="none" fo:font-weight="normal" officeooo:rsid="000d72b3" style:font-size-asian="12pt" style:font-weight-asian="normal" style:font-size-complex="12pt" style:font-weight-complex="normal"/>
    </style:style>
    <style:style style:name="T25" style:family="text">
      <style:text-properties fo:font-size="12pt" fo:language="ru" fo:country="RU" style:font-size-asian="12pt" style:font-size-complex="12pt"/>
    </style:style>
    <style:style style:name="T26" style:family="text">
      <style:text-properties fo:font-size="12pt" fo:language="ru" fo:country="RU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7" style:family="text">
      <style:text-properties fo:font-size="12pt" fo:language="en" fo:country="US" style:text-underline-style="none" fo:font-weight="normal" officeooo:rsid="000d72b3" style:font-size-asian="12pt" style:font-weight-asian="normal" style:font-size-complex="12pt" style:font-weight-complex="normal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 officeooo:rsid="0021584d" style:font-size-asian="12pt" style:font-size-complex="12pt"/>
    </style:style>
    <style:style style:name="T30" style:family="text">
      <style:text-properties fo:font-weight="bold" officeooo:rsid="0022f897" style:font-weight-asian="bold" style:font-weight-complex="bold"/>
    </style:style>
    <style:style style:name="T31" style:family="text">
      <style:text-properties style:use-window-font-color="true" loext:opacity="0%" fo:font-size="12pt" fo:language="ru" fo:country="RU" style:text-underline-style="none" fo:font-weight="normal" officeooo:rsid="0010cc54" style:font-size-asian="12pt" style:font-weight-asian="normal" style:font-size-complex="12pt" style:font-weight-complex="normal"/>
    </style:style>
    <style:style style:name="T32" style:family="text">
      <style:text-properties officeooo:rsid="0015f66a"/>
    </style:style>
    <style:style style:name="T33" style:family="text">
      <style:text-properties officeooo:rsid="0017477b"/>
    </style:style>
    <style:style style:name="T34" style:family="text">
      <style:text-properties officeooo:rsid="001f6dda"/>
    </style:style>
    <style:style style:name="T35" style:family="text">
      <style:text-properties officeooo:rsid="0022f897"/>
    </style:style>
    <style:style style:name="T36" style:family="text">
      <style:text-properties officeooo:rsid="0027598a"/>
    </style:style>
    <style:style style:name="T37" style:family="text">
      <style:text-properties officeooo:rsid="002df1b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margin-left="0.1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margin-left="0.1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margin-left="0.199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space" fo:margin-left="0.199cm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 %1% " style:num-prefix=" " style:num-suffix=" " style:num-format="1" text:start-value="5">
        <style:list-level-properties text:list-level-position-and-space-mode="label-alignment">
          <style:list-level-label-alignment text:label-followed-by="space" fo:text-indent="-1.801cm" fo:margin-left="2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margin-left="0.1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margin-left="0.1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space" fo:margin-left="0.199cm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loext:num-list-format=" %1% " style:num-prefix=" " style:num-suffix=" " style:num-format="1" text:start-value="5">
        <style:list-level-properties text:list-level-position-and-space-mode="label-alignment">
          <style:list-level-label-alignment text:label-followed-by="space" fo:text-indent="-1.801cm" fo:margin-left="2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margin-left="0.1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space" fo:margin-left="0.199cm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УТВЕРЖДАЮ</text:p>
      <text:p text:style-name="P3">Начальник отдела 071</text:p>
      <text:p text:style-name="P3">_______________ Ю.Н. Комаров</text:p>
      <text:p text:style-name="P3">«___» __________ 2021г.</text:p>
      <text:p text:style-name="P4"/>
      <text:p text:style-name="P5">Меропр<text:span text:style-name="T21">и</text:span>ятия по локализации и ликвидации последствий аварий на ОПО «Площадка хранения баллонов» отдела 071</text:p>
      <text:p text:style-name="P5"/>
      <text:p text:style-name="P5">от <text:span text:style-name="T5">20.07.2021</text:span><text:span text:style-name="T3"> № </text:span><text:span text:style-name="T5">191-17-071-09/200</text:span>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 table:style-name="TableLine117861952">
            <table:table-cell table:style-name="Таблица1.A1" office:value-type="string">
              <text:p text:style-name="P9">Наименование и место аварийной ситуации</text:p>
            </table:table-cell>
            <table:table-cell table:style-name="Таблица1.A1" office:value-type="string">
              <text:p text:style-name="P9">Опознавательные признаки аварии</text:p>
            </table:table-cell>
            <table:table-cell table:style-name="Таблица1.A1" office:value-type="string">
              <text:p text:style-name="P9">Способы и средства локализации и ликвидации аварии</text:p>
            </table:table-cell>
            <table:table-cell table:style-name="Таблица1.A1" office:value-type="string">
              <text:p text:style-name="P9">Исполнители и порядок их действий</text:p>
            </table:table-cell>
          </table:table-row>
        </table:table-header-rows>
        <table:table-row table:style-name="TableLine117864400">
          <table:table-cell table:style-name="Таблица1.A1" table:number-columns-spanned="4" office:value-type="string">
            <text:p text:style-name="P14"/>
            <text:p text:style-name="P16">Горючие газы (здание 324А): ацетилен, водород, бутан, аммиак.</text:p>
            <text:p text:style-name="P14"/>
          </table:table-cell>
          <table:covered-table-cell/>
          <table:covered-table-cell/>
          <table:covered-table-cell/>
        </table:table-row>
        <table:table-row table:style-name="Таблица1.3">
          <table:table-cell table:style-name="Таблица1.A1" office:value-type="string">
            <text:p text:style-name="P14">1. Нагрев баллона с <text:span text:style-name="T1">аммиаком</text:span></text:p>
          </table:table-cell>
          <table:table-cell table:style-name="Таблица1.A1" office:value-type="string">
            <text:p text:style-name="P12">- <text:span text:style-name="T6">температура нагрева поверхности баллона чувствуется касанием влажной руки , жжение через 2-3 сек.</text:span></text:p>
          </table:table-cell>
          <table:table-cell table:style-name="Таблица1.A1" office:value-type="string">
            <text:p text:style-name="P13">- <text:span text:style-name="T7">средства связи и оповещения;</text:span></text:p>
            <text:p text:style-name="P13">- <text:span text:style-name="T7">использование средств индивидуальной защиты;</text:span></text:p>
            <text:p text:style-name="P13">- <text:span text:style-name="T7">силы и средства НАСО (при необходимости);</text:span></text:p>
            <text:p text:style-name="P13">- <text:span text:style-name="T7">предупредительные знаки;</text:span></text:p>
            <text:p text:style-name="P13">- <text:span text:style-name="T7">сирена ручная типа РС-100;</text:span></text:p>
            <text:p text:style-name="P13">- <text:span text:style-name="T7">погрузочно-разгрузочные работы производит только обученный и аттестованный персонал;</text:span></text:p>
            <text:p text:style-name="P13">- <text:span text:style-name="T7">бочки с водой для охлаждения баллонов (рядом с местом проведения погрузочно-разгрузочных работ);</text:span></text:p>
            <text:p text:style-name="P13">- <text:span text:style-name="T7">ранцевый опрыскиватель;</text:span></text:p>
            <text:p text:style-name="P13">- <text:span text:style-name="T7">вёдра.</text:span></text:p>
          </table:table-cell>
          <table:table-cell table:style-name="Таблица1.A1" office:value-type="string">
            <text:p text:style-name="P15">Транспортировщики, техник по хранению.</text:p>
            <text:p text:style-name="P17">Порядок действий:</text:p>
            <text:list xml:id="list151120591" text:style-name="L1">
              <text:list-item>
                <text:p text:style-name="P24">Использовать СИЗ.</text:p>
              </text:list-item>
              <text:list-item>
                <text:p text:style-name="P24">Немедленно удалить всех посторонних лиц с места аварийной ситуации.</text:p>
              </text:list-item>
              <text:list-item>
                <text:p text:style-name="P24">Подать звуковой сигнал тревоги с помощью ручной сирены.</text:p>
              </text:list-item>
              <text:list-item>
                <text:p text:style-name="P116">Сообщить руководителю группы по тел. 9-18-51, ОД ООРМ по тел. 9-19-53,9-52-60, 9-52-47, персоналу отдела 071 и окружающему персоналу.</text:p>
              </text:list-item>
              <text:list-item>
                <text:p text:style-name="P25">При необходимости принять меры по оказанию первой помощи раненым и пострадавшим <text:s/>и вызвать работников ЦМСЧ-91 ФМБА по тел. 9-92-62.</text:p>
              </text:list-item>
              <text:list-item>
                <text:p text:style-name="P26">При выход<text:span text:style-name="T21">е</text:span> у ворот, ограждающих склад баллонов, выставить предупре<text:span text:style-name="T21">дительный</text:span> знак: <text:span text:style-name="T8">W03 </text:span><text:span text:style-name="T9">«</text:span><text:span text:style-name="T10">Опасно. </text:span><text:soft-page-break/><text:span text:style-name="T10">Ядовитые вещества</text:span><text:span text:style-name="T11">» </text:span><text:span text:style-name="T10">согласно ГОСТ 12.4.026-2015.</text:span></text:p>
              </text:list-item>
              <text:list-item>
                <text:p text:style-name="P27"><text:span text:style-name="T10">Соблюдать меры пожарной безопасности. Не курить! Устранить источники открытого огня. </text:span><text:span text:style-name="T12">Нагрев баллона может вызвать взрыв!</text:span></text:p>
              </text:list-item>
              <text:list-item>
                <text:p text:style-name="P36">Охлаждать баллон с безопасного расстояния с помощью ранцевого опрыскивателя или, поливая баллон из бочки водой из ведра (при отсутствии ведра — из другой имеющейся емкости), а в зимнее время опустить баллон в сугроб со снегом.</text:p>
              </text:list-item>
            </text:list>
            <text:p text:style-name="P18"/>
            <text:p text:style-name="P20">Руководитель группы отдела 071.</text:p>
            <text:p text:style-name="P22">Порядок действий:</text:p>
            <text:list xml:id="list1269133003" text:style-name="L2">
              <text:list-item>
                <text:p text:style-name="P86"><text:span text:style-name="T10">Прибыть</text:span> <text:span text:style-name="T10">на место аварийной ситуации. Оценить обстановку.</text:span></text:p>
              </text:list-item>
              <text:list-item>
                <text:p text:style-name="P37">Использовать СИЗ.</text:p>
              </text:list-item>
              <text:list-item>
                <text:p text:style-name="P37">Сообщить об аварийной ситуации начальнику отдела 071 по тел. 9-52-17, продублировать сообщение ОД ООРМ по тел. 9-19-53, 9-52-60, 9-52-47.</text:p>
              </text:list-item>
              <text:list-item>
                <text:p text:style-name="P86"><text:span text:style-name="T10">Удалить производственный персонал из зоны аварии, </text:span><text:span text:style-name="T14">при наличии пострадавших продублировать вызов скорой помощи по тел. 9-92-62. Организовать оказание первой помощи пострадавшим, эвакуировать пострадавших.</text:span></text:p>
              </text:list-item>
              <text:list-item>
                <text:p text:style-name="P91"><text:span text:style-name="T10">Руководить ликвидацией аварии до прибытия ответственного руководителя </text:span><text:soft-page-break/><text:span text:style-name="T10">работ.</text:span></text:p>
                <text:p text:style-name="P68">ОД ООРМ.</text:p>
                <text:p text:style-name="P77">Порядок действий:</text:p>
              </text:list-item>
            </text:list>
            <text:list xml:id="list707168949" text:style-name="L3">
              <text:list-item>
                <text:p text:style-name="P42">Оповестить аварийные службы и руководство комбината согласно списка.</text:p>
              </text:list-item>
            </text:list>
            <text:p text:style-name="P19"/>
            <text:p text:style-name="P21">Начальник отдела 071 (ответственный руководитель работ).</text:p>
            <text:p text:style-name="P23">Порядок действий:</text:p>
            <text:list xml:id="list1293781280" text:style-name="L4">
              <text:list-item>
                <text:p text:style-name="P43">Прибыть на место аварии, оценить обстановку.</text:p>
              </text:list-item>
              <text:list-item>
                <text:p text:style-name="P43">Использовать СИЗ.</text:p>
              </text:list-item>
              <text:list-item>
                <text:p text:style-name="P43">Принять на себя руководство ликвидацией аварии.</text:p>
              </text:list-item>
              <text:list-item>
                <text:p text:style-name="P52">Организовать и проконтролировать:</text:p>
              </text:list-item>
            </text:list>
            <text:list xml:id="list4045939616" text:style-name="List_20_1">
              <text:list-item>
                <text:list>
                  <text:list-item>
                    <text:p text:style-name="P53">оповещение ОД ООРМ;</text:p>
                  </text:list-item>
                  <text:list-item>
                    <text:p text:style-name="P53">оцепление опасной зоны;</text:p>
                  </text:list-item>
                  <text:list-item>
                    <text:p text:style-name="P53">оповещение близлежащих цехов;</text:p>
                  </text:list-item>
                  <text:list-item>
                    <text:p text:style-name="P54">эвакуацию производственного персонала из опасной зоны;</text:p>
                  </text:list-item>
                </text:list>
              </text:list-item>
              <text:list-item>
                <text:p text:style-name="P121"><text:span text:style-name="T23">оказание первой помощи пострадавшим;</text:span></text:p>
              </text:list-item>
            </text:list>
            <text:list xml:id="list3081623945" text:style-name="Numbering_20_123">
              <text:list-item>
                <text:p text:style-name="P133"><text:span text:style-name="T23">П</text:span><text:span text:style-name="T22">ри необходимости вызвать ФПС, НАСО. Направить прибывшие ФПС, НАСО к месту аварии.</text:span></text:p>
              </text:list-item>
              <text:list-item>
                <text:p text:style-name="P133"><text:span text:style-name="T22">Продублировать вызов работников ЦМСЧ-91 ФМБА (при необходимости).</text:span></text:p>
              </text:list-item>
              <text:list-item>
                <text:p text:style-name="P133"><text:span text:style-name="T22">Проинформировать ОД ООРМ и вышестоящее руководство о ходе работ по ликвидации последствий аварии.</text:span></text:p>
              </text:list-item>
              <text:list-item>
                <text:p text:style-name="P133"><text:span text:style-name="T22">Организовать проведение утилизации продуктов аварии и проведение </text:span><text:soft-page-break/><text:span text:style-name="T22">дегазационных мероприятий.</text:span></text:p>
              </text:list-item>
            </text:list>
            <text:p text:style-name="P138"><text:span text:style-name="T25">НАСО (при необходимости).</text:span></text:p>
            <text:p text:style-name="P145"><text:span text:style-name="T25">Порядок действий:</text:span></text:p>
            <text:list xml:id="list876243788" text:style-name="L6">
              <text:list-item>
                <text:p text:style-name="P154"><text:span text:style-name="T25">Прибыть на место аварии и развернуться.</text:span></text:p>
              </text:list-item>
              <text:list-item>
                <text:p text:style-name="P154"><text:span text:style-name="T25">Принимать участие в поиске пострадавших, сообщать информацию ответственному руководителю.</text:span></text:p>
              </text:list-item>
              <text:list-item>
                <text:p text:style-name="P154"><text:span text:style-name="T25">Принимать участие в ликвидации аварии в установленном порядке.</text:span></text:p>
              </text:list-item>
            </text:list>
            <text:p text:style-name="P153"><text:span text:style-name="T25"/></text:p>
            <text:p text:style-name="P139"><text:span text:style-name="T25">Работники ФГУЗ ЦМСЧ-91 ФМБА России (при необходимости).</text:span></text:p>
            <text:p text:style-name="P146"><text:span text:style-name="T25">Порядок действий:</text:span></text:p>
            <text:list xml:id="list2347945294" text:style-name="L7">
              <text:list-item>
                <text:p text:style-name="P155"><text:span text:style-name="T25">Прибыть на место аварии.</text:span></text:p>
              </text:list-item>
              <text:list-item>
                <text:p text:style-name="P155"><text:span text:style-name="T25">Оказать первую помощь пострадавшим.</text:span></text:p>
              </text:list-item>
              <text:list-item>
                <text:p text:style-name="P163"><text:span text:style-name="T25">При необходимости доставить пострадавших в мед. Учреждение.</text:span></text:p>
              </text:list-item>
            </text:list>
          </table:table-cell>
        </table:table-row>
        <table:table-row table:style-name="TableLine117865216">
          <table:table-cell table:style-name="Таблица1.A1" office:value-type="string">
            <text:p text:style-name="P92">2. Утечка <text:span text:style-name="T2">аммиака</text:span><text:span text:style-name="T4"> из баллона при проведении погрузочно-разгрузочных работ.</text:span></text:p>
          </table:table-cell>
          <table:table-cell table:style-name="Таблица1.A1" office:value-type="string">
            <text:p text:style-name="P93">- появление резкого запаха;</text:p>
            <text:p text:style-name="P93">- шум (свист), создаваемый истекающим из баллона газом.</text:p>
          </table:table-cell>
          <table:table-cell table:style-name="Таблица1.A1" office:value-type="string">
            <text:p text:style-name="P97">- прекращение работы;</text:p>
            <text:p text:style-name="P97">- средства связи и оповещения;</text:p>
            <text:p text:style-name="P97">- сирена ручная типа РС-100;</text:p>
            <text:p text:style-name="P97">- обеспечение требований пожарной безопасности;</text:p>
            <text:p text:style-name="P97">- использование средств индивидуальной защиты;</text:p>
            <text:p text:style-name="P97">- предупредительные знаки;</text:p>
            <text:p text:style-name="P97">- погрузочно-разгрузочные работы производит только обученный и аттестованный персонал;</text:p>
            <text:p text:style-name="P97">- силы и средства НАСО (при необходимости).</text:p>
          </table:table-cell>
          <table:table-cell table:style-name="Таблица1.A1" office:value-type="string">
            <text:p text:style-name="P104">Транспортировщики, техник по хранению.</text:p>
            <text:p text:style-name="P111">Порядок действий:</text:p>
            <text:list xml:id="list2163326170" text:style-name="L8">
              <text:list-item>
                <text:p text:style-name="P28">Использовать СИЗ.</text:p>
              </text:list-item>
              <text:list-item>
                <text:p text:style-name="P28">Немедленно удалить всех посторонних лиц с места аварии, держаться с наветренной стороны (при отсутствии СИЗ, у посторонних лиц, приложить ко рту и носу ткань, желательно влажную и покинуть зону поражения, задерживая дыхание).</text:p>
              </text:list-item>
              <text:list-item>
                <text:p text:style-name="P28">Немедленно покинуть место аварии и удалиться на БЕЗОПАСНОЕ расстояние <text:soft-page-break/>(выйти за пределы территории склада), держаться с наветренной стороны.</text:p>
              </text:list-item>
              <text:list-item>
                <text:p text:style-name="P28">Подать звуковой сигнал тревоги с помощью ручной сирены.</text:p>
              </text:list-item>
              <text:list-item>
                <text:p text:style-name="P117">Сообщить руководителю группы по тел. 9-18-51, ОД ООРМ по тел. 9-19-53,9-52-60, 9-52-47, персоналу отдела 071 и окружающему персоналу.</text:p>
              </text:list-item>
              <text:list-item>
                <text:p text:style-name="P164">При необходимости принять меры по оказанию первой помощи раненым и пострадавшим и вызвать работников ЦМСЧ-91 ФМБА по тел. 9-92-62.</text:p>
              </text:list-item>
              <text:list-item>
                <text:p text:style-name="P164">При выходе у ворот, ограждающих склад баллонов, выставить предупредительный знак: <text:span text:style-name="T8">W</text:span><text:span text:style-name="T10">03 «Опасно. Ядовитые вещества» согласно ГОСТ 12.4.026-2015.</text:span></text:p>
              </text:list-item>
              <text:list-item>
                <text:p text:style-name="P164"><text:span text:style-name="T10">Соблюдать меры пожарной безопасности. Устранить источники открытого огня. Не курить! </text:span><text:span text:style-name="T12">Аммиак с воздухом взрывоопасен. Горит с образованием токсичных газов (цианы, оксид азота).</text:span><text:span text:style-name="T10"> В случае возгорания, использовать огнетушитель порошковый ОП-8. Воду при тушении использовать ЗАПРЕЩЕНО!</text:span></text:p>
              </text:list-item>
              <text:list-item>
                <text:p text:style-name="P164"><text:span text:style-name="T10">Провести дегазационные мероприятия после проведения работ по ликвидации аварии: сдать спецодежду в цех 092 на участок подготовки спецодежды, перчатки утилизировать в специальный контейнер.</text:span></text:p>
              </text:list-item>
            </text:list>
            <text:p text:style-name="P181"><text:soft-page-break/><text:span text:style-name="T10">Руководитель группы отдела 071.</text:span></text:p>
            <text:p text:style-name="P185"><text:span text:style-name="T10">Порядок действий:</text:span></text:p>
            <text:list xml:id="list105231088222655" text:continue-list="list1269133003" text:style-name="L2">
              <text:list-item text:start-value="1">
                <text:p text:style-name="P128"><text:span text:style-name="T24">Прибыть</text:span><text:span text:style-name="T27"> </text:span><text:span text:style-name="T24">на место аварийной ситуации. Оценить обстановку.</text:span></text:p>
              </text:list-item>
              <text:list-item>
                <text:p text:style-name="P38">Использовать СИЗ.</text:p>
              </text:list-item>
              <text:list-item>
                <text:p text:style-name="P38">Сообщить об аварийной ситуации начальнику отдела 071 по тел. 9-52-17, продублировать сообщение ОД ООРМ по тел. 9-19-53, 9-52-60, 9-52-47.</text:p>
              </text:list-item>
              <text:list-item>
                <text:p text:style-name="P87"><text:span text:style-name="T10">Удалить производственный персонал из зоны аварии, </text:span><text:span text:style-name="T14">при наличии пострадавших продублировать вызов скорой помощи по тел. 9-92-62. Организовать оказание первой помощи пострадавшим, эвакуировать пострадавших.</text:span></text:p>
              </text:list-item>
              <text:list-item>
                <text:p text:style-name="P189"><text:span text:style-name="T10">Руководить ликвидацией аварии до прибытия ответственного руководителя работ.</text:span></text:p>
                <text:p text:style-name="P69">ОД ООРМ.</text:p>
                <text:p text:style-name="P78">Порядок действий:</text:p>
              </text:list-item>
              <text:list-item text:start-value="1">
                <text:p text:style-name="P44">Оповестить аварийные службы и руководство комбината согласно списка.</text:p>
              </text:list-item>
            </text:list>
            <text:p text:style-name="P48"/>
            <text:p text:style-name="P73">Начальник отдела 071 (ответственный руководитель работ).</text:p>
            <text:p text:style-name="P82">Порядок действий:</text:p>
            <text:list xml:id="list105230713063119" text:continue-list="list105231088222655" text:style-name="L2">
              <text:list-item text:start-value="1">
                <text:p text:style-name="P44">Прибыть на место аварии, оценить обстановку.</text:p>
              </text:list-item>
              <text:list-item>
                <text:p text:style-name="P44">Использовать СИЗ.</text:p>
              </text:list-item>
              <text:list-item>
                <text:p text:style-name="P44">Принять на себя руководство ликвидацией аварии.</text:p>
              </text:list-item>
              <text:list-item>
                <text:p text:style-name="P63"><text:soft-page-break/>Организовать и проконтролировать:</text:p>
              </text:list-item>
            </text:list>
            <text:list xml:id="list105230682061667" text:continue-list="list4045939616" text:style-name="List_20_1">
              <text:list-item>
                <text:list>
                  <text:list-item>
                    <text:p text:style-name="P122"><text:span text:style-name="T23">оповещение ОД ООРМ;</text:span></text:p>
                  </text:list-item>
                  <text:list-item>
                    <text:p text:style-name="P55">оцепление опасной зоны;</text:p>
                  </text:list-item>
                  <text:list-item>
                    <text:p text:style-name="P56">оповещение близлежащих цехов;</text:p>
                  </text:list-item>
                  <text:list-item>
                    <text:p text:style-name="P56">эвакуацию производственного персонала из опасной зоны;</text:p>
                  </text:list-item>
                </text:list>
              </text:list-item>
              <text:list-item>
                <text:p text:style-name="P122"><text:span text:style-name="T23">оказание первой помощи пострадавшим;</text:span></text:p>
              </text:list-item>
            </text:list>
            <text:list xml:id="list105231134040465" text:continue-list="list105230713063119" text:style-name="L2">
              <text:list-item>
                <text:p text:style-name="P134"><text:span text:style-name="T23">П</text:span><text:span text:style-name="T22">ри необходимости вызвать ФПС, НАСО. Направить прибывшие ФПС, НАСО к месту аварии.</text:span></text:p>
              </text:list-item>
              <text:list-item>
                <text:p text:style-name="P134"><text:span text:style-name="T22">Продублировать вызов работников ЦМСЧ-91 ФМБА (при необходимости).</text:span></text:p>
              </text:list-item>
              <text:list-item>
                <text:p text:style-name="P134"><text:span text:style-name="T22">Проинформировать ОД ООРМ и вышестоящее руководство о ходе работ по ликвидации последствий аварии.</text:span></text:p>
              </text:list-item>
              <text:list-item>
                <text:p text:style-name="P134"><text:span text:style-name="T22">Организовать проведение утилизации продуктов аварии и проведение дегазационных мероприятий.</text:span></text:p>
              </text:list-item>
            </text:list>
            <text:p text:style-name="P136"><text:span text:style-name="T22"/></text:p>
            <text:p text:style-name="P141"><text:span text:style-name="T25">НАСО (при необходимости).</text:span></text:p>
            <text:p text:style-name="P148"><text:span text:style-name="T25">Порядок действий:</text:span></text:p>
            <text:list xml:id="list105230577072404" text:continue-list="list105231134040465" text:style-name="L2">
              <text:list-item text:start-value="1">
                <text:p text:style-name="P157"><text:span text:style-name="T25">Прибыть на место аварии и развернуться.</text:span></text:p>
              </text:list-item>
              <text:list-item>
                <text:p text:style-name="P157"><text:span text:style-name="T25">Принимать участие в поиске пострадавших, сообщать информацию ответственному руководителю.</text:span></text:p>
              </text:list-item>
              <text:list-item>
                <text:p text:style-name="P157"><text:span text:style-name="T25">Принимать участие в ликвидации аварии в установленном порядке.</text:span></text:p>
              </text:list-item>
            </text:list>
            <text:p text:style-name="P161"><text:span text:style-name="T25"/></text:p>
            <text:p text:style-name="P161"><text:span text:style-name="T25"/></text:p>
            <text:p text:style-name="P161"><text:span text:style-name="T25"/></text:p>
            <text:p text:style-name="P140"><text:soft-page-break/><text:span text:style-name="T25">Работники ФГУЗ ЦМСЧ-91 ФМБА России (при необходимости).</text:span></text:p>
            <text:p text:style-name="P147"><text:span text:style-name="T25">Порядок действий:</text:span></text:p>
            <text:list xml:id="list105229651354846" text:continue-list="list105230577072404" text:style-name="L2">
              <text:list-item text:start-value="1">
                <text:p text:style-name="P157"><text:span text:style-name="T25">Прибыть на место аварии.</text:span></text:p>
              </text:list-item>
              <text:list-item>
                <text:p text:style-name="P157"><text:span text:style-name="T25">Оказать первую помощь пострадавшим.</text:span></text:p>
              </text:list-item>
              <text:list-item>
                <text:p text:style-name="P132"><text:span text:style-name="T31">При необходимости доставить пострадавших в мед. Учреждение.</text:span></text:p>
              </text:list-item>
            </text:list>
          </table:table-cell>
        </table:table-row>
        <table:table-row table:style-name="TableLine117865488">
          <table:table-cell table:style-name="Таблица1.A1" table:number-columns-spanned="4" office:value-type="string">
            <text:p text:style-name="P108"/>
            <text:p text:style-name="P108">Инертные газы (здание 324): углекислота (углерода диоксид), аргон, гелий, гелий (смесь), хладон (фреон). Кислород (окислитель).</text:p>
            <text:p text:style-name="P108"/>
            <text:p text:style-name="P35">Это бесцветные газы, не горючи, не токсичны, но баллоны могут взрываться при нагревании. Из перечисленных газов самым опасным является кислород.</text:p>
            <text:p text:style-name="P35"/>
          </table:table-cell>
          <table:covered-table-cell/>
          <table:covered-table-cell/>
          <table:covered-table-cell/>
        </table:table-row>
        <table:table-row table:style-name="TableLine117865760">
          <table:table-cell table:style-name="Таблица1.A1" office:value-type="string">
            <text:p text:style-name="P98">3. Воспламенение выходящего из баллона <text:span text:style-name="T2">кислорода</text:span><text:span text:style-name="T4"> при проведении погрузочно-разгрузочных работ.</text:span></text:p>
          </table:table-cell>
          <table:table-cell table:style-name="Таблица1.A1" office:value-type="string">
            <text:p text:style-name="P95">- <text:span text:style-name="T32">факельное горение газа;</text:span></text:p>
            <text:p text:style-name="P95">- <text:span text:style-name="T32">тепловой поток.</text:span></text:p>
          </table:table-cell>
          <table:table-cell table:style-name="Таблица1.A1" office:value-type="string">
            <text:list xml:id="list1476930846" text:style-name="L9">
              <text:list-item>
                <text:p text:style-name="P100">прекращение работы;</text:p>
              </text:list-item>
              <text:list-item>
                <text:p text:style-name="P100">средства связи и оповещения;</text:p>
              </text:list-item>
              <text:list-item>
                <text:p text:style-name="P100">использование средств индивидуальной защиты;</text:p>
              </text:list-item>
              <text:list-item>
                <text:p text:style-name="P100">силы и средства НАСО (при необходимости);</text:p>
              </text:list-item>
              <text:list-item>
                <text:p text:style-name="P100">силы и средства ФГКУ СУ ФПС №6 МЧС России;</text:p>
              </text:list-item>
              <text:list-item>
                <text:p text:style-name="P100">предупредительные знаки;</text:p>
              </text:list-item>
              <text:list-item>
                <text:p text:style-name="P100">сирена ручная типа РС-100;</text:p>
              </text:list-item>
              <text:list-item>
                <text:p text:style-name="P100">погрузочно-разгрузочные работы производит только обученный и аттестованный персонал;</text:p>
              </text:list-item>
              <text:list-item>
                <text:p text:style-name="P100">бочки с водой для охлаждения баллонов (рядом с местом проведения погрузочно-разгрузочных работ);</text:p>
              </text:list-item>
              <text:list-item>
                <text:p text:style-name="P100">ранцевый опрыскиватель;</text:p>
              </text:list-item>
              <text:list-item>
                <text:p text:style-name="P100"><text:soft-page-break/>ведра.</text:p>
              </text:list-item>
            </text:list>
            <text:p text:style-name="P99"/>
            <text:p text:style-name="P115">Кислород является окислителем, увеличивает способность к горению других материалов! С горючими газами образует взрывчатые смеси, масла в атмосфере кислорода самовозгораются!</text:p>
          </table:table-cell>
          <table:table-cell table:style-name="Таблица1.A1" office:value-type="string">
            <text:p text:style-name="P105">Транспортировщики, техник по хранению.</text:p>
            <text:p text:style-name="P112">Порядок действий:</text:p>
            <text:list xml:id="list105231530354269" text:continue-list="list2163326170" text:style-name="L8">
              <text:list-item text:start-value="1">
                <text:p text:style-name="P29">Использовать СИЗ.</text:p>
              </text:list-item>
              <text:list-item>
                <text:p text:style-name="P29">Немедленно удалить всех посторонних лиц с места аварии.</text:p>
              </text:list-item>
              <text:list-item>
                <text:p text:style-name="P33">Подать звуковой сигнал тревоги с помощью ручной сирены.</text:p>
              </text:list-item>
              <text:list-item>
                <text:p text:style-name="P33">Немедленно сообщить в пожарную часть по тел. 01 об аварии.</text:p>
              </text:list-item>
              <text:list-item>
                <text:p text:style-name="P118">Сообщить руководителю группы по тел. 9-18-51, ОД ООРМ по тел. 9-19-53,9-52-60, 9-52-47, персоналу отдела 071 и окружающему персоналу.</text:p>
              </text:list-item>
              <text:list-item>
                <text:p text:style-name="P169">При необходимости принять меры по оказанию первой помощи раненым и пострадавшим и вызвать работников ЦМСЧ-91 ФМБА по тел. 9-92-62.</text:p>
              </text:list-item>
              <text:list-item>
                <text:p text:style-name="P170"><text:soft-page-break/>При выходе у ворот, ограждающих склад баллонов, выставить предупредительный знак: Р03 «Проход запрещен», согласно ГОСТ 12.4.026-2015.</text:p>
              </text:list-item>
              <text:list-item>
                <text:p text:style-name="P170">К горящему баллону подходить нельзя.</text:p>
              </text:list-item>
              <text:list-item>
                <text:p text:style-name="P170">Охлаждать горящий баллон и соседние баллоны до полного остывания, поливая их с максимального расстояния с помощью ранцевого опрыскивателя, или поливая из бочки водой <text:span text:style-name="T33">с помощью ведра (при отсутствии ведра — из другой имеющейся емкости), а в зимнее время опустить баллоны в сугроб со снегом.</text:span></text:p>
              </text:list-item>
              <text:list-item>
                <text:p text:style-name="P174">В случае воспламенения одежды, пропитанной кислородом, следует немедленно окунуться в воду или облить пострадавшего водой. Если вода отсутствует, нужно сбросить или сорвать одежду.</text:p>
              </text:list-item>
            </text:list>
            <text:p text:style-name="P180">Не допускается сбивать пламя или закутывать пострадавшего, т. к. одежда, пропитанная кислородом, может гореть без доступа воздуха!</text:p>
            <text:p text:style-name="P180"/>
            <text:p text:style-name="P182"><text:span text:style-name="T10">Руководитель группы отдела 071.</text:span></text:p>
            <text:p text:style-name="P186"><text:span text:style-name="T10">Порядок действий:</text:span></text:p>
            <text:list xml:id="list105230725332731" text:continue-list="list105229651354846" text:style-name="L2">
              <text:list-item text:start-value="1">
                <text:p text:style-name="P129"><text:span text:style-name="T24">Прибыть</text:span><text:span text:style-name="T27"> </text:span><text:span text:style-name="T24">на место аварийной ситуации. Оценить обстановку.</text:span></text:p>
              </text:list-item>
              <text:list-item>
                <text:p text:style-name="P39">Использовать СИЗ.</text:p>
              </text:list-item>
              <text:list-item>
                <text:p text:style-name="P67">Продублировать сообщение об аварии в пожарную охрану по тел. 01.</text:p>
              </text:list-item>
              <text:list-item>
                <text:p text:style-name="P39"><text:soft-page-break/>Сообщить об авари<text:span text:style-name="T33">и</text:span> начальнику отдела 071 по тел. 9-52-17, ОД ООРМ по тел. 9-19-53, 9-52-60, 9-52-47.</text:p>
              </text:list-item>
              <text:list-item>
                <text:p text:style-name="P88"><text:span text:style-name="T10">Удалить производственный персонал из зоны аварии, </text:span><text:span text:style-name="T14">при наличии пострадавших продублировать вызов скорой помощи по тел. 9-92-62. Организовать оказание первой помощи пострадавшим, эвакуировать пострадавших.</text:span></text:p>
              </text:list-item>
              <text:list-item>
                <text:p text:style-name="P190"><text:span text:style-name="T10">Руководить ликвидацией аварии до прибытия ответственного руководителя работ.</text:span></text:p>
              </text:list-item>
            </text:list>
            <text:p text:style-name="P193"><text:span text:style-name="T10"/></text:p>
            <text:list xml:id="list105231551472217" text:continue-numbering="true" text:style-name="L2">
              <text:list-header>
                <text:p text:style-name="P70">ОД ООРМ.</text:p>
                <text:p text:style-name="P79">Порядок действий:</text:p>
              </text:list-header>
              <text:list-item text:start-value="1">
                <text:p text:style-name="P45">Оповестить аварийные службы и руководство комбината согласно списка.</text:p>
              </text:list-item>
            </text:list>
            <text:p text:style-name="P49"/>
            <text:p text:style-name="P74">Начальник отдела 071 (ответственный руководитель работ).</text:p>
            <text:p text:style-name="P83">Порядок действий:</text:p>
            <text:list xml:id="list105230190533265" text:continue-list="list105231551472217" text:style-name="L2">
              <text:list-item text:start-value="1">
                <text:p text:style-name="P45">Прибыть на место аварии, оценить обстановку.</text:p>
              </text:list-item>
              <text:list-item>
                <text:p text:style-name="P45">Использовать СИЗ.</text:p>
              </text:list-item>
              <text:list-item>
                <text:p text:style-name="P45">Принять на себя руководство ликвидацией аварии.</text:p>
              </text:list-item>
              <text:list-item>
                <text:p text:style-name="P64">Организовать и проконтролировать:</text:p>
              </text:list-item>
            </text:list>
            <text:list xml:id="list105229463357530" text:continue-list="list105230682061667" text:style-name="List_20_1">
              <text:list-item>
                <text:list>
                  <text:list-item>
                    <text:p text:style-name="P124"><text:span text:style-name="T23">оповещение ОД ООРМ;</text:span></text:p>
                  </text:list-item>
                  <text:list-item>
                    <text:p text:style-name="P57">оцепление опасной зоны;</text:p>
                  </text:list-item>
                  <text:list-item>
                    <text:p text:style-name="P58">оповещение близлежащих цехов;</text:p>
                  </text:list-item>
                  <text:list-item>
                    <text:p text:style-name="P58">эвакуацию производственного <text:soft-page-break/>персонала из опасной зоны;</text:p>
                  </text:list-item>
                </text:list>
              </text:list-item>
              <text:list-item>
                <text:p text:style-name="P194"><text:span text:style-name="T15">оказание первой помощи пострадавшим;</text:span></text:p>
              </text:list-item>
            </text:list>
            <text:list xml:id="list3291298115" text:style-name="L10">
              <text:list-item>
                <text:p text:style-name="P197"><text:span text:style-name="T15">П</text:span><text:span text:style-name="T10">родублировать вызов ФПС, при необходимости вызвать НАСО. Направить прибывшие ФПС, НАСО к месту аварии.</text:span></text:p>
              </text:list-item>
              <text:list-item>
                <text:p text:style-name="P197"><text:span text:style-name="T10">Продублировать вызов работников ЦМСЧ-91 ФМБА (при необходимости).</text:span></text:p>
              </text:list-item>
              <text:list-item>
                <text:p text:style-name="P197"><text:span text:style-name="T10">Информировать ОД ООРМ и вышестоящее руководство о ходе работ по ликвидации последствий аварии.</text:span></text:p>
              </text:list-item>
              <text:list-item>
                <text:p text:style-name="P197"><text:span text:style-name="T10">Организовать проведение утилизации продуктов аварии и проведение дегазационных мероприятий.</text:span></text:p>
              </text:list-item>
            </text:list>
            <text:p text:style-name="P198"><text:span text:style-name="T10"/></text:p>
            <text:p text:style-name="P211"><text:span text:style-name="T10">ФГКУ СУ ФПС №6 МЧС России.</text:span></text:p>
            <text:p text:style-name="P214"><text:span text:style-name="T10">Порядок действий:</text:span></text:p>
            <text:list xml:id="list2161652306" text:style-name="L11">
              <text:list-item>
                <text:p text:style-name="P201"><text:span text:style-name="T10">Прибыть на место аварии.</text:span></text:p>
              </text:list-item>
              <text:list-item>
                <text:p text:style-name="P201"><text:span text:style-name="T10">В соответствии с действующими в пожарной части руководящими документами и инструкциями, с учетом конкретной обстановки на месте: руководить работами по тушению пожара.</text:span></text:p>
              </text:list-item>
              <text:list-item>
                <text:p text:style-name="P201"><text:span text:style-name="T10">Держать постоянную связь с ответственным руководите</text:span><text:span text:style-name="T16">л</text:span><text:span text:style-name="T10">ем.</text:span></text:p>
              </text:list-item>
              <text:list-item>
                <text:p text:style-name="P202"><text:span text:style-name="T10">Обеспечивать взаимодействие координацию действий с аварийно-спасательными формированиями.</text:span></text:p>
              </text:list-item>
            </text:list>
            <text:p text:style-name="P203"><text:span text:style-name="T10"/></text:p>
            <text:p text:style-name="P203"><text:span text:style-name="T10"/></text:p>
            <text:p text:style-name="P142"><text:soft-page-break/><text:span text:style-name="T25">НАСО (при необходимости).</text:span></text:p>
            <text:p text:style-name="P149"><text:span text:style-name="T25">Порядок действий:</text:span></text:p>
            <text:list xml:id="list105229712669080" text:continue-list="list105230190533265" text:style-name="L2">
              <text:list-item text:start-value="1">
                <text:p text:style-name="P158"><text:span text:style-name="T25">Прибыть на место аварии и развернуться.</text:span></text:p>
              </text:list-item>
              <text:list-item>
                <text:p text:style-name="P158"><text:span text:style-name="T25">Принимать участие в поиске пострадавших, сообщать информацию ответственному руководителю.</text:span></text:p>
              </text:list-item>
              <text:list-item>
                <text:p text:style-name="P204"><text:span text:style-name="T10">Принимать участие в ликвидации аварии в установленном порядке.</text:span></text:p>
              </text:list-item>
            </text:list>
            <text:p text:style-name="P206"><text:span text:style-name="T10"/></text:p>
            <text:p text:style-name="P212"><text:span text:style-name="T10">Работники ФГУЗ ЦМСЧ-91 ФМБА осси (при необходимости).</text:span></text:p>
            <text:p text:style-name="P215"><text:span text:style-name="T10">Порядок действий:</text:span></text:p>
            <text:list xml:id="list2592792746" text:style-name="L12">
              <text:list-item>
                <text:p text:style-name="P208"><text:span text:style-name="T10">Прибыть на место аварии.</text:span></text:p>
              </text:list-item>
              <text:list-item>
                <text:p text:style-name="P208"><text:span text:style-name="T10">Оказать первую помощь пострадавшим.</text:span></text:p>
              </text:list-item>
              <text:list-item>
                <text:p text:style-name="P208"><text:span text:style-name="T10">При необходимости доставить пострадавших в мед. учреждение.</text:span></text:p>
              </text:list-item>
            </text:list>
          </table:table-cell>
        </table:table-row>
        <table:table-row table:style-name="TableLine117866032">
          <table:table-cell table:style-name="Таблица1.A1" table:number-columns-spanned="4" office:value-type="string">
            <text:p text:style-name="P10"/>
            <text:p text:style-name="P109">Горючие газы (здание 324А): ацетилен, водород, бутан. Кислород (окислитель) — здание 324.</text:p>
            <text:p text:style-name="P109"/>
            <text:p text:style-name="P110">Бесцветные газы, легко воспламеняются, взрывоопасны, боятся нагрева. Водород взрывоопасен с воздухом, кислородом, хлором на свету. Бутан воспламеняется от искр пламени.</text:p>
            <text:p text:style-name="P110"/>
          </table:table-cell>
          <table:covered-table-cell/>
          <table:covered-table-cell/>
          <table:covered-table-cell/>
        </table:table-row>
        <table:table-row table:style-name="TableLine117866304">
          <table:table-cell table:style-name="Таблица1.A1" office:value-type="string">
            <text:p text:style-name="P101">4. Нагрев баллона с <text:span text:style-name="T2">ацетиленом (водородом, бутаном).</text:span></text:p>
          </table:table-cell>
          <table:table-cell table:style-name="Таблица1.A1" office:value-type="string">
            <text:list xml:id="list2193832690" text:style-name="L13">
              <text:list-header>
                <text:p text:style-name="P96">- <text:span text:style-name="T34">температура нагрева поверхноти баллона чувствуется касанием влажной руки, жжение через 2-3 сек.</text:span></text:p>
              </text:list-header>
            </text:list>
          </table:table-cell>
          <table:table-cell table:style-name="Таблица1.A1" office:value-type="string">
            <text:list xml:id="list105230937534721" text:continue-numbering="true" text:style-name="L13">
              <text:list-item>
                <text:p text:style-name="P221"><text:span text:style-name="T29">средства связи и оповещения;</text:span></text:p>
              </text:list-item>
              <text:list-item>
                <text:p text:style-name="P102">использование средств индивидуальной защиты;</text:p>
              </text:list-item>
              <text:list-item>
                <text:p text:style-name="P219"><text:span text:style-name="T28">силы и средства НАСО (при необходимости);</text:span></text:p>
              </text:list-item>
              <text:list-item>
                <text:p text:style-name="P219"><text:span text:style-name="T28">предупредительные знаки;</text:span></text:p>
              </text:list-item>
              <text:list-item>
                <text:p text:style-name="P219"><text:span text:style-name="T28">сирена ручная типа РС-100;</text:span></text:p>
              </text:list-item>
            </text:list>
            <text:p text:style-name="P220"><text:span text:style-name="T28"/></text:p>
            <text:list xml:id="list105231236671091" text:continue-numbering="true" text:style-name="L13">
              <text:list-item>
                <text:p text:style-name="P219"><text:soft-page-break/><text:span text:style-name="T28">погрузочно-разгрузочные работы производит только обученный и аттестованный персонал;</text:span></text:p>
              </text:list-item>
              <text:list-item>
                <text:p text:style-name="P219"><text:span text:style-name="T28">бочки с водой для охлаждения баллонов (рядом с местом проведения погрузочно-разгрузочных работ);</text:span></text:p>
              </text:list-item>
              <text:list-item>
                <text:p text:style-name="P219"><text:span text:style-name="T28">ранцевый опрыскиватель;</text:span></text:p>
              </text:list-item>
              <text:list-item>
                <text:p text:style-name="P219"><text:span text:style-name="T28">ведра.</text:span></text:p>
              </text:list-item>
            </text:list>
            <text:p text:style-name="P220"><text:span text:style-name="T28"/></text:p>
            <text:p text:style-name="P223"><text:span text:style-name="T28">Ацетилен — один из самых опасных горючих газов. Его сложно тушить, т. к. горит он очень быстро. Смешивание с кислородом провоцирует локальные взрывы.</text:span></text:p>
          </table:table-cell>
          <table:table-cell table:style-name="Таблица1.A1" office:value-type="string">
            <text:p text:style-name="P106">Транспортировщики, техник по хранению.</text:p>
            <text:p text:style-name="P113">Порядок действий:</text:p>
            <text:list xml:id="list105231446469443" text:continue-list="list105231530354269" text:style-name="L8">
              <text:list-item text:start-value="1">
                <text:p text:style-name="P30">Использовать СИЗ.</text:p>
              </text:list-item>
              <text:list-item>
                <text:p text:style-name="P30">Немедленно удалить всех посторонних лиц с места аварии <text:span text:style-name="T35">и не допускать доступа посторонних лиц</text:span>.</text:p>
              </text:list-item>
            </text:list>
            <text:p text:style-name="P32"/>
            <text:list xml:id="list105229615002665" text:continue-numbering="true" text:style-name="L8">
              <text:list-item>
                <text:p text:style-name="P34"><text:soft-page-break/>Подать звуковой сигнал тревоги с помощью ручной сирены.</text:p>
              </text:list-item>
              <text:list-item>
                <text:p text:style-name="P119">Сообщить руководителю группы по тел. 9-18-51, ОД ООРМ по тел. 9-19-53,9-52-60, 9-52-47, персоналу отдела 071 и окружающему персоналу.</text:p>
              </text:list-item>
              <text:list-item>
                <text:p text:style-name="P172">При необходимости принять меры по оказанию первой помощи раненым и пострадавшим и вызвать работников ЦМСЧ-91 ФМБА по тел. 9-92-62.</text:p>
              </text:list-item>
              <text:list-item>
                <text:p text:style-name="P172">При выходе у ворот, ограждающих склад баллонов, выставить предупредительный знак: Р03 «Проход запрещен», согласно ГОСТ 12.4.026-2015.</text:p>
              </text:list-item>
              <text:list-item>
                <text:p text:style-name="P171"><text:span text:style-name="T35">Соблюдать меры пожарной безопасности</text:span>. <text:span text:style-name="T30">Открытое пламя и курение — категорически запрещены! Ацетилен взрывоопасен!</text:span></text:p>
              </text:list-item>
              <text:list-item>
                <text:p text:style-name="P176"><text:span text:style-name="T35">П</text:span>ри обнаружении горячего баллона, проверить закрыт ли вентиль. Горячий баллон перемещать нельзя.</text:p>
              </text:list-item>
              <text:list-item>
                <text:p text:style-name="P173">Охлаждать баллон с <text:span text:style-name="T35">безопасного</text:span> расстояния с помощью ранцевого опрыскивателя, или поливая из бочки водой <text:span text:style-name="T33">с помощью ведра (при отсутствии ведра — из другой имеющейся емкости), а в зимнее время опустить баллоны в сугроб со снегом.</text:span></text:p>
              </text:list-item>
            </text:list>
            <text:p text:style-name="P175"/>
            <text:p text:style-name="P183"><text:span text:style-name="T10">Руководитель группы отдела 071.</text:span></text:p>
            <text:p text:style-name="P187"><text:span text:style-name="T10">Порядок действий:</text:span></text:p>
            <text:list xml:id="list105230037589443" text:continue-list="list105229712669080" text:style-name="L2">
              <text:list-item text:start-value="1">
                <text:p text:style-name="P130"><text:span text:style-name="T24">Прибыть</text:span><text:span text:style-name="T27"> </text:span><text:span text:style-name="T24">на место аварийной ситуации. </text:span><text:soft-page-break/><text:span text:style-name="T24">Оценить обстановку.</text:span></text:p>
              </text:list-item>
              <text:list-item>
                <text:p text:style-name="P177"><text:span text:style-name="T10">Использовать СИЗ.</text:span></text:p>
              </text:list-item>
              <text:list-item>
                <text:p text:style-name="P40">Сообщить об авари<text:span text:style-name="T33">и</text:span> начальнику отдела 071 по тел. 9-52-17, ОД ООРМ по тел. 9-19-53, 9-52-60, 9-52-47.</text:p>
              </text:list-item>
              <text:list-item>
                <text:p text:style-name="P89"><text:span text:style-name="T10">Удалить производственный персонал из зоны аварии, </text:span><text:span text:style-name="T14">при наличии пострадавших продублировать вызов скорой помощи по тел. 9-92-62. Организовать оказание первой помощи пострадавшим, эвакуировать пострадавших.</text:span></text:p>
              </text:list-item>
              <text:list-item>
                <text:p text:style-name="P191"><text:span text:style-name="T10">Руководить ликвидацией аварии до прибытия ответственного руководителя работ.</text:span></text:p>
              </text:list-item>
            </text:list>
            <text:p text:style-name="P196"><text:span text:style-name="T10"/></text:p>
            <text:list xml:id="list105230568895109" text:continue-numbering="true" text:style-name="L2">
              <text:list-header>
                <text:p text:style-name="P71">ОД ООРМ.</text:p>
                <text:p text:style-name="P80">Порядок действий:</text:p>
              </text:list-header>
              <text:list-item text:start-value="1">
                <text:p text:style-name="P46">Оповестить аварийные службы и руководство комбината согласно списка.</text:p>
              </text:list-item>
            </text:list>
            <text:p text:style-name="P50"/>
            <text:p text:style-name="P75">Начальник отдела 071 (ответственный руководитель работ).</text:p>
            <text:p text:style-name="P84">Порядок действий:</text:p>
            <text:list xml:id="list105230138615722" text:continue-list="list105230568895109" text:style-name="L2">
              <text:list-item text:start-value="1">
                <text:p text:style-name="P46">Прибыть на место аварии, оценить обстановку.</text:p>
              </text:list-item>
              <text:list-item>
                <text:p text:style-name="P46">Использовать СИЗ.</text:p>
              </text:list-item>
              <text:list-item>
                <text:p text:style-name="P46">Принять на себя руководство ликвидацией аварии.</text:p>
              </text:list-item>
              <text:list-item>
                <text:p text:style-name="P65">Организовать и проконтролировать:</text:p>
              </text:list-item>
            </text:list>
            <text:list xml:id="list105230258826048" text:continue-list="list105229463357530" text:style-name="List_20_1">
              <text:list-item>
                <text:list>
                  <text:list-item>
                    <text:p text:style-name="P125"><text:span text:style-name="T23">оповещение ОД ООРМ;</text:span></text:p>
                  </text:list-item>
                  <text:list-item>
                    <text:p text:style-name="P59">оцепление опасной зоны;</text:p>
                  </text:list-item>
                  <text:list-item>
                    <text:p text:style-name="P60"><text:soft-page-break/>оповещение близлежащих цехов;</text:p>
                  </text:list-item>
                  <text:list-item>
                    <text:p text:style-name="P60">эвакуацию производственного персонала из опасной зоны;</text:p>
                  </text:list-item>
                </text:list>
              </text:list-item>
              <text:list-item>
                <text:p text:style-name="P195"><text:span text:style-name="T15">оказание первой помощи пострадавшим;</text:span></text:p>
              </text:list-item>
            </text:list>
            <text:list xml:id="list3207605842" text:style-name="L14">
              <text:list-item>
                <text:p text:style-name="P210"><text:span text:style-name="T10">При необходимости вызвать ФПС, НАСО. Направить прибывшие ФПС, НАСО к месту аварии.</text:span></text:p>
              </text:list-item>
              <text:list-item>
                <text:p text:style-name="P200"><text:span text:style-name="T10">Продублировать вызов работников ЦМСЧ-91 ФМБА (при необходимости).</text:span></text:p>
              </text:list-item>
              <text:list-item>
                <text:p text:style-name="P200"><text:span text:style-name="T10">Информировать ОД ООРМ и вышестоящее руководство о ходе работ по ликвидации последствий аварии.</text:span></text:p>
              </text:list-item>
              <text:list-item>
                <text:p text:style-name="P200"><text:span text:style-name="T10">Организовать проведение утилизации продуктов аварии и проведение дегазационных мероприятий.</text:span></text:p>
              </text:list-item>
            </text:list>
            <text:p text:style-name="P199"/>
            <text:p text:style-name="P143"><text:span text:style-name="T25">НАСО (при необходимости).</text:span></text:p>
            <text:p text:style-name="P150"><text:span text:style-name="T25">Порядок действий:</text:span></text:p>
            <text:list xml:id="list105229881846197" text:continue-list="list105230138615722" text:style-name="L2">
              <text:list-item text:start-value="1">
                <text:p text:style-name="P159"><text:span text:style-name="T25">Прибыть на место аварии и развернуться.</text:span></text:p>
              </text:list-item>
              <text:list-item>
                <text:p text:style-name="P159"><text:span text:style-name="T25">Принимать участие в поиске пострадавших, сообщать информацию ответственному руководителю.</text:span></text:p>
              </text:list-item>
              <text:list-item>
                <text:p text:style-name="P205"><text:span text:style-name="T10">Принимать участие в ликвидации аварии в установленном порядке.</text:span></text:p>
              </text:list-item>
            </text:list>
            <text:p text:style-name="P207"><text:span text:style-name="T10"/></text:p>
            <text:p text:style-name="P213"><text:span text:style-name="T10">Работники ФГУЗ ЦМСЧ-91 ФМБА осси (при необходимости).</text:span></text:p>
            <text:p text:style-name="P216"><text:span text:style-name="T10">Порядок действий:</text:span></text:p>
            <text:list xml:id="list3099906837" text:style-name="L15">
              <text:list-item>
                <text:p text:style-name="P209"><text:span text:style-name="T10">Прибыть на место аварии.</text:span></text:p>
              </text:list-item>
              <text:list-item>
                <text:p text:style-name="P209"><text:span text:style-name="T10">Оказать первую помощь </text:span><text:soft-page-break/><text:span text:style-name="T10">пострадавшим.</text:span></text:p>
              </text:list-item>
              <text:list-item>
                <text:p text:style-name="P209"><text:span text:style-name="T10">При необходимости доставить пострадавших в мед. учреждение.</text:span></text:p>
              </text:list-item>
            </text:list>
          </table:table-cell>
        </table:table-row>
        <table:table-row table:style-name="TableLine117866576">
          <table:table-cell table:style-name="Таблица1.A1" office:value-type="string">
            <text:p text:style-name="P103"><text:span text:style-name="T36">5. </text:span>Утечка <text:span text:style-name="T2">ацетилена (водорода, бутана, кислорода)</text:span><text:span text:style-name="T4"> из баллона при проведении погрузочно-разгрузочных работ.</text:span></text:p>
          </table:table-cell>
          <table:table-cell table:style-name="Таблица1.A1" office:value-type="string">
            <text:list xml:id="list2004535409" text:style-name="L16">
              <text:list-item>
                <text:p text:style-name="P222"><text:span text:style-name="T36">резкий запах (кислород без запаха);</text:span></text:p>
              </text:list-item>
            </text:list>
            <text:list xml:id="list105230451759960" text:continue-list="list105231236671091" text:style-name="L13">
              <text:list-item>
                <text:p text:style-name="P217">шум (свист), создаваемый истекающим из баллона газом.</text:p>
              </text:list-item>
            </text:list>
          </table:table-cell>
          <table:table-cell table:style-name="Таблица1.A1" office:value-type="string">
            <text:list xml:id="list105231134734591" text:continue-list="list2004535409" text:style-name="L16">
              <text:list-item>
                <text:p text:style-name="P218">прекращение работы;</text:p>
              </text:list-item>
              <text:list-item>
                <text:p text:style-name="P218">средства связи и оповещения;</text:p>
              </text:list-item>
              <text:list-item>
                <text:p text:style-name="P218">сирена ручная типа РС-100;</text:p>
              </text:list-item>
              <text:list-item>
                <text:p text:style-name="P218">обеспечение требований пожарной безопасности;</text:p>
              </text:list-item>
              <text:list-item>
                <text:p text:style-name="P218">использование средств индивидуальной защиты;</text:p>
              </text:list-item>
              <text:list-item>
                <text:p text:style-name="P218">предупредительные знаки;</text:p>
              </text:list-item>
              <text:list-item>
                <text:p text:style-name="P218">погрузочно-разгрузочные работы производит только обученный и аттестованный персонал;</text:p>
              </text:list-item>
              <text:list-item>
                <text:p text:style-name="P218">силы и средства НАСО (при необходимости).</text:p>
              </text:list-item>
            </text:list>
          </table:table-cell>
          <table:table-cell table:style-name="Таблица1.A1" office:value-type="string">
            <text:p text:style-name="P107">Транспортировщики, техник по хранению.</text:p>
            <text:p text:style-name="P114">Порядок действий:</text:p>
            <text:list xml:id="list105230792720951" text:continue-list="list105229615002665" text:style-name="L8">
              <text:list-item text:start-value="1">
                <text:p text:style-name="P31">Использовать СИЗ.</text:p>
              </text:list-item>
              <text:list-item>
                <text:p text:style-name="P31">Немедленно удалить всех посторонних лиц с места аварии, держаться с наветренной стороны.</text:p>
              </text:list-item>
              <text:list-item>
                <text:p text:style-name="P31">Подать звуковой сигнал тревоги с помощью ручной сирены.</text:p>
              </text:list-item>
              <text:list-item>
                <text:p text:style-name="P120">Сообщить руководителю группы по тел. 9-18-51, ОД ООРМ по тел. 9-19-53,9-52-60, 9-52-47, персоналу отдела 071 и окружающему персоналу.</text:p>
              </text:list-item>
              <text:list-item>
                <text:p text:style-name="P165">При необходимости принять меры по оказанию первой помощи раненым и пострадавшим и вызвать работников ЦМСЧ-91 ФМБА по тел. 9-92-62.</text:p>
              </text:list-item>
              <text:list-item>
                <text:p text:style-name="P165">При выходе у ворот, ограждающих склад баллонов, выставить предупредительный знак: <text:span text:style-name="T17">Р</text:span><text:span text:style-name="T10">03 «</text:span><text:span text:style-name="T17">Проход запрещен</text:span><text:span text:style-name="T10">» согласно ГОСТ 12.4.026-2015.</text:span></text:p>
              </text:list-item>
              <text:list-item>
                <text:p text:style-name="P165"><text:span text:style-name="T10">Соблюдать меры пожарной безопасности. </text:span><text:span text:style-name="T13">Избегать контакта с вытекающим газом! Открытое пламя и курение — категорически запрещены!</text:span></text:p>
              </text:list-item>
              <text:list-item>
                <text:p text:style-name="P178"><text:span text:style-name="T10">Вентиль баллона, по возможности, быстро ЗАКРЫТЬ специальным ключом в безыскровом исполнении. </text:span><text:span text:style-name="T12">Ацетилен взрывоопасен!</text:span></text:p>
              </text:list-item>
              <text:list-item>
                <text:p text:style-name="P178"><text:soft-page-break/><text:span text:style-name="T10">Если вентиль перекрыть невозможно, переместить баллон подальше от </text:span><text:span text:style-name="T18">источников воспламенения и дать газу вытечь из баллона.</text:span></text:p>
              </text:list-item>
              <text:list-item>
                <text:p text:style-name="P179"><text:span text:style-name="T10">Изолировать район пока газ не рассеется.</text:span></text:p>
              </text:list-item>
              <text:list-item>
                <text:p text:style-name="P166"><text:span text:style-name="T10">Провести дегазационные мероприятия после проведения работ по ликвидации аварии: сдать спецодежду в цех 092 на участок подготовки спецодежды </text:span><text:span text:style-name="T19">спецодежду после кислорода проветрить)</text:span><text:span text:style-name="T10">, перчатки утилизировать в специальный контейнер.</text:span></text:p>
              </text:list-item>
            </text:list>
            <text:p text:style-name="P167"><text:span text:style-name="T10"/></text:p>
            <text:p text:style-name="P184"><text:span text:style-name="T10">Руководитель группы отдела 071.</text:span></text:p>
            <text:p text:style-name="P188"><text:span text:style-name="T10">Порядок действий:</text:span></text:p>
            <text:list xml:id="list105229589837425" text:continue-list="list105229881846197" text:style-name="L2">
              <text:list-item text:start-value="1">
                <text:p text:style-name="P131"><text:span text:style-name="T24">Прибыть</text:span><text:span text:style-name="T27"> </text:span><text:span text:style-name="T24">на место аварийной ситуации. Оценить обстановку.</text:span></text:p>
              </text:list-item>
              <text:list-item>
                <text:p text:style-name="P41">Использовать СИЗ.</text:p>
              </text:list-item>
              <text:list-item>
                <text:p text:style-name="P41">Сообщить об авари<text:span text:style-name="T37">и</text:span> начальнику отдела 071 по тел. 9-52-17, <text:s/>ОД ООРМ по тел. 9-19-53, 9-52-60, 9-52-47.</text:p>
              </text:list-item>
              <text:list-item>
                <text:p text:style-name="P90"><text:span text:style-name="T10">Удалить производственный персонал из зоны аварии, </text:span><text:span text:style-name="T14">при наличии пострадавших продублировать вызов скорой помощи по тел. 9-92-62. Организовать оказание первой помощи пострадавшим, эвакуировать пострадавших.</text:span></text:p>
              </text:list-item>
              <text:list-item>
                <text:p text:style-name="P192"><text:span text:style-name="T10">Руководить ликвидацией аварии до прибытия ответственного руководителя работ.</text:span></text:p>
                <text:p text:style-name="P72"><text:soft-page-break/></text:p>
              </text:list-item>
            </text:list>
            <text:p text:style-name="P76">ОД ООРМ.</text:p>
            <text:list xml:id="list105230924776160" text:continue-numbering="true" text:style-name="L2">
              <text:list-header>
                <text:p text:style-name="P81">Порядок действий:</text:p>
              </text:list-header>
              <text:list-item text:start-value="1">
                <text:p text:style-name="P47">Оповестить аварийные службы и руководство комбината согласно списка.</text:p>
              </text:list-item>
            </text:list>
            <text:p text:style-name="P51"/>
            <text:p text:style-name="P76">Начальник отдела 071 (ответственный руководитель работ).</text:p>
            <text:p text:style-name="P85">Порядок действий:</text:p>
            <text:list xml:id="list105231516597703" text:continue-list="list105230924776160" text:style-name="L2">
              <text:list-item text:start-value="1">
                <text:p text:style-name="P47">Прибыть на место аварии, оценить обстановку.</text:p>
              </text:list-item>
              <text:list-item>
                <text:p text:style-name="P47">Использовать СИЗ.</text:p>
              </text:list-item>
              <text:list-item>
                <text:p text:style-name="P47">Принять на себя руководство ликвидацией аварии.</text:p>
              </text:list-item>
              <text:list-item>
                <text:p text:style-name="P66">Организовать и проконтролировать:</text:p>
              </text:list-item>
            </text:list>
            <text:list xml:id="list105231208452921" text:continue-list="list105230258826048" text:style-name="List_20_1">
              <text:list-item>
                <text:list>
                  <text:list-item>
                    <text:p text:style-name="P126"><text:span text:style-name="T23">оповещение ОД ООРМ;</text:span></text:p>
                  </text:list-item>
                  <text:list-item>
                    <text:p text:style-name="P61">оцепление опасной зоны;</text:p>
                  </text:list-item>
                  <text:list-item>
                    <text:p text:style-name="P62">оповещение близлежащих цехов;</text:p>
                  </text:list-item>
                  <text:list-item>
                    <text:p text:style-name="P62">эвакуацию производственного персонала из опасной зоны;</text:p>
                  </text:list-item>
                </text:list>
              </text:list-item>
              <text:list-item>
                <text:p text:style-name="P126"><text:span text:style-name="T23">оказание первой помощи пострадавшим;</text:span></text:p>
              </text:list-item>
            </text:list>
            <text:list xml:id="list105231165406406" text:continue-list="list105231516597703" text:style-name="L2">
              <text:list-item>
                <text:p text:style-name="P135"><text:span text:style-name="T23">П</text:span><text:span text:style-name="T22">ри необходимости вызвать ФПС, НАСО. Направить прибывшие ФПС, НАСО к месту аварии.</text:span></text:p>
              </text:list-item>
              <text:list-item>
                <text:p text:style-name="P135"><text:span text:style-name="T22">Продублировать вызов работников ЦМСЧ-91 ФМБА (при необходимости).</text:span></text:p>
              </text:list-item>
              <text:list-item>
                <text:p text:style-name="P135"><text:span text:style-name="T22">Проинформировать ОД ООРМ и вышестоящее руководство о ходе работ по ликвидации последствий аварии.</text:span></text:p>
              </text:list-item>
              <text:list-item>
                <text:p text:style-name="P135"><text:span text:style-name="T22">Организовать проведение утилизации продуктов аварии и проведение </text:span><text:soft-page-break/><text:span text:style-name="T22">дегазационных мероприятий.</text:span></text:p>
              </text:list-item>
            </text:list>
            <text:p text:style-name="P137"><text:span text:style-name="T26">НАСО (при необходимости).</text:span></text:p>
            <text:p text:style-name="P151"><text:span text:style-name="T25">Порядок действий:</text:span></text:p>
            <text:list xml:id="list105230802024607" text:continue-list="list105231165406406" text:style-name="L2">
              <text:list-item text:start-value="1">
                <text:p text:style-name="P160"><text:span text:style-name="T25">Прибыть на место аварии и развернуться.</text:span></text:p>
              </text:list-item>
              <text:list-item>
                <text:p text:style-name="P160"><text:span text:style-name="T25">Принимать участие в поиске пострадавших, сообщать информацию ответственному руководителю.</text:span></text:p>
              </text:list-item>
              <text:list-item>
                <text:p text:style-name="P160"><text:span text:style-name="T25">Принимать участие в ликвидации аварии в установленном порядке.</text:span></text:p>
              </text:list-item>
            </text:list>
            <text:p text:style-name="P162"><text:span text:style-name="T25"/></text:p>
            <text:p text:style-name="P144"><text:span text:style-name="T25">Работники ФГУЗ ЦМСЧ-91 ФМБА России (при необходимости).</text:span></text:p>
            <text:p text:style-name="P152"><text:span text:style-name="T25">Порядок действий:</text:span></text:p>
            <text:list xml:id="list105231257605380" text:continue-list="list105230802024607" text:style-name="L2">
              <text:list-item text:start-value="1">
                <text:p text:style-name="P160"><text:span text:style-name="T25">Прибыть на место аварии.</text:span></text:p>
              </text:list-item>
              <text:list-item>
                <text:p text:style-name="P160"><text:span text:style-name="T25">Оказать первую помощь пострадавшим.</text:span></text:p>
              </text:list-item>
              <text:list-item>
                <text:p text:style-name="P168"><text:span text:style-name="T20">При необходимости доставить пострадавших в мед. учреждение.</text:span></text:p>
              </text:list-item>
            </text:list>
          </table:table-cell>
        </table:table-row>
        <table:table-row table:style-name="TableLine117866848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7120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7392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7664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7936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8208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8480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8752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9024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9296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9568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9840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</table:table>
      <text:p text:style-name="P6"/>
      <text:p text:style-name="P7"><text:soft-page-break/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space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2cm" fo:margin-bottom="0.89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27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6T10:52:29.148000000</dc:date>
    <meta:editing-duration>PT23H54M44S</meta:editing-duration>
    <meta:editing-cycles>27</meta:editing-cycles>
    <meta:generator>LibreOffice/7.2.4.1$Windows_X86_64 LibreOffice_project/27d75539669ac387bb498e35313b970b7fe9c4f9</meta:generator>
    <meta:document-statistic meta:table-count="1" meta:image-count="0" meta:object-count="0" meta:page-count="20" meta:paragraph-count="316" meta:word-count="2598" meta:character-count="19276" meta:non-whitespace-character-count="17177"/>
  </office:meta>
</office:document-meta>
</file>